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"period"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headmn_code_7</text:p>
          </table:table-cell>
          <table:table-cell office:value-type="string" calcext:value-type="string">
            <text:p>headmn_code_5</text:p>
          </table:table-cell>
          <table:table-cell office:value-type="string" calcext:value-type="string">
            <text:p>headmn_name</text:p>
          </table:table-cell>
          <table:table-cell office:value-type="string" calcext:value-type="string">
            <text:p>manager_code_7</text:p>
          </table:table-cell>
          <table:table-cell office:value-type="string" calcext:value-type="string">
            <text:p>manager_code_5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supervisor_code_7</text:p>
          </table:table-cell>
          <table:table-cell office:value-type="string" calcext:value-type="string">
            <text:p>supervisor_code_5</text:p>
          </table:table-cell>
          <table:table-cell office:value-type="string" calcext:value-type="string">
            <text:p>supervisor_name</text:p>
          </table:table-cell>
          <table:table-cell office:value-type="string" calcext:value-type="string">
            <text:p>agent_code_7</text:p>
          </table:table-cell>
          <table:table-cell office:value-type="string" calcext:value-type="string">
            <text:p>agent_code_5</text:p>
          </table:table-cell>
          <table:table-cell office:value-type="string" calcext:value-type="string">
            <text:p>agent_name</text:p>
          </table:table-cell>
          <table:table-cell office:value-type="string" calcext:value-type="string">
            <text:p>policy_no</text:p>
          </table:table-cell>
          <table:table-cell office:value-type="string" calcext:value-type="string">
            <text:p>policy_type</text:p>
          </table:table-cell>
          <table:table-cell office:value-type="string" calcext:value-type="string">
            <text:p>premium_target</text:p>
          </table:table-cell>
          <table:table-cell office:value-type="string" calcext:value-type="string">
            <text:p>premium_can_be</text:p>
          </table:table-cell>
          <table:table-cell office:value-type="string" calcext:value-type="string">
            <text:p>sum_assure</text:p>
          </table:table-cell>
          <table:table-cell office:value-type="string" calcext:value-type="string">
            <text:p>premium_status</text:p>
          </table:table-cell>
          <table:table-cell office:value-type="string" calcext:value-type="string">
            <text:p>plan_name</text:p>
          </table:table-cell>
          <table:table-cell office:value-type="string" calcext:value-type="string">
            <text:p>commencement_date</text:p>
          </table:table-cell>
          <table:table-cell office:value-type="string" calcext:value-type="string">
            <text:p>la_name_surname</text:p>
          </table:table-cell>
          <table:table-cell office:value-type="string" calcext:value-type="string">
            <text:p>plan_code</text:p>
          </table:table-cell>
          <table:table-cell office:value-type="string" calcext:value-type="string">
            <text:p>csv_created_date</text:p>
          </table:table-cell>
          <table:table-cell office:value-type="string" calcext:value-type="string">
            <text:p>csv_created_by</text:p>
          </table:table-cell>
          <table:table-cell office:value-type="string" calcext:value-type="string">
            <text:p>esb_created_date</text:p>
          </table:table-cell>
          <table:table-cell office:value-type="string" calcext:value-type="string">
            <text:p>esb_created_by</text:p>
          </table:table-cell>
          <table:table-cell office:value-type="string" calcext:value-type="string">
            <text:p>"_audit_filename"</text:p>
          </table:table-cell>
          <table:table-cell office:value-type="string" calcext:value-type="string">
            <text:p>"_audit_filemod"</text:p>
          </table:table-cell>
          <table:table-cell office:value-type="string" calcext:value-type="string">
            <text:p>"_audit_filesize"</text:p>
          </table:table-cell>
          <table:table-cell office:value-type="string" calcext:value-type="string">
            <text:p>"_audit_created"</text:p>
          </table:table-cell>
          <table:table-cell office:value-type="string" calcext:value-type="string">
            <text:p>paid_to_date</text:p>
          </table:table-cell>
          <table:table-cell office:value-type="string" calcext:value-type="string">
            <text:p>asst_manager_code_7</text:p>
          </table:table-cell>
          <table:table-cell office:value-type="string" calcext:value-type="string">
            <text:p>asst_manager_code_5</text:p>
          </table:table-cell>
          <table:table-cell office:value-type="string" calcext:value-type="string">
            <text:p>asst_manager_name</text:p>
          </table:table-cell>
        </table:table-row>
        <table:table-row table:style-name="ro1">
          <table:table-cell office:value-type="float" office:value="104850" calcext:value-type="float">
            <text:p>104850</text:p>
          </table:table-cell>
          <table:table-cell office:value-type="string" calcext:value-type="string">
            <text:p>2561/0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 table:number-columns-repeated="6"/>
          <table:table-cell office:value-type="float" office:value="4601120" calcext:value-type="float">
            <text:p>4601120</text:p>
          </table:table-cell>
          <table:table-cell office:value-type="float" office:value="50016" calcext:value-type="float">
            <text:p>50016</text:p>
          </table:table-cell>
          <table:table-cell office:value-type="string" calcext:value-type="string">
            <text:p>นายบัว เสียงดัง</text:p>
          </table:table-cell>
          <table:table-cell table:number-columns-repeated="3"/>
          <table:table-cell office:value-type="float" office:value="1304626" calcext:value-type="float">
            <text:p>130462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นาย ปัญญา เสียงดัง</text:p>
          </table:table-cell>
          <table:table-cell office:value-type="float" office:value="162" calcext:value-type="float">
            <text:p>162</text:p>
          </table:table-cell>
          <table:table-cell office:value-type="date" office:date-value="2018-03-02T10:44:17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string" calcext:value-type="string">
            <text:p>22-06-2561</text:p>
          </table:table-cell>
          <table:table-cell table:number-columns-repeated="3"/>
        </table:table-row>
        <table:table-row table:style-name="ro1">
          <table:table-cell office:value-type="float" office:value="104801" calcext:value-type="float">
            <text:p>104801</text:p>
          </table:table-cell>
          <table:table-cell office:value-type="string" calcext:value-type="string">
            <text:p>2561/08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ลาดยาว</text:p>
          </table:table-cell>
          <table:table-cell table:number-columns-repeated="3"/>
          <table:table-cell office:value-type="float" office:value="3400466" calcext:value-type="float">
            <text:p>34004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นางระเบียบ พระธานี</text:p>
          </table:table-cell>
          <table:table-cell office:value-type="float" office:value="3400466" calcext:value-type="float">
            <text:p>3400466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นางระเบียบ พระธานี</text:p>
          </table:table-cell>
          <table:table-cell table:number-columns-repeated="3"/>
          <table:table-cell office:value-type="string" calcext:value-type="string">
            <text:p>J730267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5240" calcext:value-type="float">
            <text:p>1152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นาย เนรมิต พระธาน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6-12T13:08:32" calcext:value-type="date">
            <text:p>06/12/18 01:08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612_1308_30097.csv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53628387" calcext:value-type="float">
            <text:p>53628387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103681" calcext:value-type="float">
            <text:p>103681</text:p>
          </table:table-cell>
          <table:table-cell office:value-type="string" calcext:value-type="string">
            <text:p>2561/0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 table:number-columns-repeated="6"/>
          <table:table-cell office:value-type="float" office:value="4601120" calcext:value-type="float">
            <text:p>4601120</text:p>
          </table:table-cell>
          <table:table-cell office:value-type="float" office:value="50016" calcext:value-type="float">
            <text:p>50016</text:p>
          </table:table-cell>
          <table:table-cell office:value-type="string" calcext:value-type="string">
            <text:p>นายบัว เสียงดัง</text:p>
          </table:table-cell>
          <table:table-cell table:number-columns-repeated="3"/>
          <table:table-cell office:value-type="float" office:value="1304626" calcext:value-type="float">
            <text:p>130462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นาย ปัญญา เสียงดัง</text:p>
          </table:table-cell>
          <table:table-cell office:value-type="float" office:value="162" calcext:value-type="float">
            <text:p>162</text:p>
          </table:table-cell>
          <table:table-cell office:value-type="date" office:date-value="2018-05-22T18:00:38" calcext:value-type="date">
            <text:p>05/22/18 06:00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522_1800_91662.csv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53364231" calcext:value-type="float">
            <text:p>53364231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string" calcext:value-type="string">
            <text:p>22-06-2561</text:p>
          </table:table-cell>
          <table:table-cell table:number-columns-repeated="3"/>
        </table:table-row>
        <table:table-row table:style-name="ro1">
          <table:table-cell office:value-type="float" office:value="105684" calcext:value-type="float">
            <text:p>105684</text:p>
          </table:table-cell>
          <table:table-cell office:value-type="string" calcext:value-type="string">
            <text:p>2561/03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ลาดยาว</text:p>
          </table:table-cell>
          <table:table-cell table:number-columns-repeated="3"/>
          <table:table-cell office:value-type="float" office:value="3400466" calcext:value-type="float">
            <text:p>34004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นางระเบียบ พระธานี</text:p>
          </table:table-cell>
          <table:table-cell office:value-type="float" office:value="3400466" calcext:value-type="float">
            <text:p>3400466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นางระเบียบ พระธานี</text:p>
          </table:table-cell>
          <table:table-cell table:number-columns-repeated="3"/>
          <table:table-cell office:value-type="float" office:value="1166743" calcext:value-type="float">
            <text:p>116674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นาย สมบูรณ์ สุจริต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02T10:44:17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string" calcext:value-type="string">
            <text:p>25-02-2561</text:p>
          </table:table-cell>
          <table:table-cell table:number-columns-repeated="3"/>
        </table:table-row>
        <table:table-row table:style-name="ro1">
          <table:table-cell office:value-type="float" office:value="105700" calcext:value-type="float">
            <text:p>105700</text:p>
          </table:table-cell>
          <table:table-cell office:value-type="string" calcext:value-type="string">
            <text:p>2561/03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ลาดยาว</text:p>
          </table:table-cell>
          <table:table-cell table:number-columns-repeated="3"/>
          <table:table-cell office:value-type="float" office:value="3400466" calcext:value-type="float">
            <text:p>34004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นางระเบียบ พระธานี</text:p>
          </table:table-cell>
          <table:table-cell office:value-type="float" office:value="3400466" calcext:value-type="float">
            <text:p>3400466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นางระเบียบ พระธานี</text:p>
          </table:table-cell>
          <table:table-cell table:number-columns-repeated="3"/>
          <table:table-cell office:value-type="string" calcext:value-type="string">
            <text:p>J7302487</text:p>
          </table:table-cell>
          <table:table-cell office:value-type="string" calcext:value-type="string">
            <text:p>ปช.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710" calcext:value-type="float">
            <text:p>5971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1-18" calcext:value-type="date">
            <text:p>2016-01-18</text:p>
          </table:table-cell>
          <table:table-cell office:value-type="string" calcext:value-type="string">
            <text:p>นาง แมว กาญจน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3-02T10:44:17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12707" calcext:value-type="float">
            <text:p>12707</text:p>
          </table:table-cell>
          <table:table-cell office:value-type="string" calcext:value-type="string">
            <text:p>2561/14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นครราชสีมา</text:p>
          </table:table-cell>
          <table:table-cell table:number-columns-repeated="12"/>
          <table:table-cell office:value-type="string" calcext:value-type="string">
            <text:p>J746701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1650" calcext:value-type="float">
            <text:p>7165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ละม่อม ภิญโ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0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106321" calcext:value-type="float">
            <text:p>106321</text:p>
          </table:table-cell>
          <table:table-cell office:value-type="string" calcext:value-type="string">
            <text:p>2561/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05" calcext:value-type="float">
            <text:p>103260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นาง อรนุช แก้วผลึก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02T10:44:18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string" calcext:value-type="string">
            <text:p>15-06-2561</text:p>
          </table:table-cell>
          <table:table-cell table:number-columns-repeated="3"/>
        </table:table-row>
        <table:table-row table:style-name="ro1">
          <table:table-cell office:value-type="float" office:value="106338" calcext:value-type="float">
            <text:p>106338</text:p>
          </table:table-cell>
          <table:table-cell office:value-type="string" calcext:value-type="string">
            <text:p>2561/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50" calcext:value-type="float">
            <text:p>103265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นาย โชติ เกื้อหนุน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02T10:44:18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string" calcext:value-type="string">
            <text:p>27-11-2561</text:p>
          </table:table-cell>
          <table:table-cell table:number-columns-repeated="3"/>
        </table:table-row>
        <table:table-row table:style-name="ro1">
          <table:table-cell office:value-type="float" office:value="106356" calcext:value-type="float">
            <text:p>106356</text:p>
          </table:table-cell>
          <table:table-cell office:value-type="string" calcext:value-type="string">
            <text:p>2561/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36614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7117" calcext:value-type="float">
            <text:p>97117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คุ้ม 20/15</text:p>
          </table:table-cell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น.ส. ปาจรีย์ ทองกร</text:p>
          </table:table-cell>
          <table:table-cell office:value-type="float" office:value="129" calcext:value-type="float">
            <text:p>129</text:p>
          </table:table-cell>
          <table:table-cell office:value-type="date" office:date-value="2018-03-02T10:44:18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6393" calcext:value-type="float">
            <text:p>106393</text:p>
          </table:table-cell>
          <table:table-cell office:value-type="string" calcext:value-type="string">
            <text:p>2561/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45739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4440" calcext:value-type="float">
            <text:p>134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นาย ธานี ปัญญ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3-02T10:44:18" calcext:value-type="date">
            <text:p>03/02/18 10:44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02_1044_18141.csv</text:p>
          </table:table-cell>
          <table:table-cell office:value-type="date" office:date-value="2018-03-02T10:47:10" calcext:value-type="date">
            <text:p>03/02/18 10:47 AM</text:p>
          </table:table-cell>
          <table:table-cell office:value-type="float" office:value="53126071" calcext:value-type="float">
            <text:p>53126071</text:p>
          </table:table-cell>
          <table:table-cell office:value-type="date" office:date-value="2018-03-02T10:47:11" calcext:value-type="date">
            <text:p>03/02/18 10:47 A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7382" calcext:value-type="float">
            <text:p>17382</text:p>
          </table:table-cell>
          <table:table-cell office:value-type="string" calcext:value-type="string">
            <text:p>2561/12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1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8890" calcext:value-type="float">
            <text:p>1388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ด.ญ.พระรามสาม กระแทก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4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string" calcext:value-type="string">
            <text:p>2561/12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59</text:p>
          </table:table-cell>
          <table:table-cell office:value-type="string" calcext:value-type="string">
            <text:p>ปช.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9820" calcext:value-type="float">
            <text:p>2098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สมบัติ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4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7395" calcext:value-type="float">
            <text:p>17395</text:p>
          </table:table-cell>
          <table:table-cell office:value-type="string" calcext:value-type="string">
            <text:p>2561/12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6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1150" calcext:value-type="float">
            <text:p>12115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พงศธร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4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7303" calcext:value-type="float">
            <text:p>17303</text:p>
          </table:table-cell>
          <table:table-cell office:value-type="string" calcext:value-type="string">
            <text:p>2561/14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59</text:p>
          </table:table-cell>
          <table:table-cell office:value-type="string" calcext:value-type="string">
            <text:p>ปช.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9820" calcext:value-type="float">
            <text:p>2098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สมบัติ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5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string" calcext:value-type="string">
            <text:p>2561/14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6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1150" calcext:value-type="float">
            <text:p>12115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พงศธร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5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03386" calcext:value-type="float">
            <text:p>103386</text:p>
          </table:table-cell>
          <table:table-cell office:value-type="string" calcext:value-type="string">
            <text:p>2561/05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ลาดยาว</text:p>
          </table:table-cell>
          <table:table-cell table:number-columns-repeated="3"/>
          <table:table-cell office:value-type="float" office:value="3400466" calcext:value-type="float">
            <text:p>34004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นางระเบียบ พระธานี</text:p>
          </table:table-cell>
          <table:table-cell office:value-type="float" office:value="3400466" calcext:value-type="float">
            <text:p>3400466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นางระเบียบ พระธานี</text:p>
          </table:table-cell>
          <table:table-cell table:number-columns-repeated="3"/>
          <table:table-cell office:value-type="float" office:value="1166743" calcext:value-type="float">
            <text:p>116674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นาย สมบูรณ์ สุจริต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4-11T10:13:3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25-03-2561</text:p>
          </table:table-cell>
          <table:table-cell table:number-columns-repeated="3"/>
        </table:table-row>
        <table:table-row table:style-name="ro1">
          <table:table-cell office:value-type="float" office:value="18632" calcext:value-type="float">
            <text:p>18632</text:p>
          </table:table-cell>
          <table:table-cell office:value-type="string" calcext:value-type="string">
            <text:p>2561/14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เกาะคา</text:p>
          </table:table-cell>
          <table:table-cell table:number-columns-repeated="12"/>
          <table:table-cell office:value-type="string" calcext:value-type="string">
            <text:p>J746545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420" calcext:value-type="float">
            <text:p>944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ปองคุณ ต่างถิ่น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6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9507" calcext:value-type="float">
            <text:p>19507</text:p>
          </table:table-cell>
          <table:table-cell office:value-type="string" calcext:value-type="string">
            <text:p>2561/1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 table:number-columns-repeated="12"/>
          <table:table-cell office:value-type="string" calcext:value-type="string">
            <text:p>J7424916</text:p>
          </table:table-cell>
          <table:table-cell office:value-type="string" calcext:value-type="string">
            <text:p>ปช.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9520" calcext:value-type="float">
            <text:p>1295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าย มณฑล ภิญโ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7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97041" calcext:value-type="float">
            <text:p>97041</text:p>
          </table:table-cell>
          <table:table-cell office:value-type="string" calcext:value-type="string">
            <text:p>2562/0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 table:number-columns-repeated="6"/>
          <table:table-cell office:value-type="float" office:value="4801587" calcext:value-type="float">
            <text:p>4801587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นายธงชัย <text:s/>หล่อเหลา</text:p>
          </table:table-cell>
          <table:table-cell table:number-columns-repeated="3"/>
          <table:table-cell office:value-type="float" office:value="1416511" calcext:value-type="float">
            <text:p>1416511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นาย ธงชัย หล่อเหลา</text:p>
          </table:table-cell>
          <table:table-cell office:value-type="float" office:value="539" calcext:value-type="float">
            <text:p>539</text:p>
          </table:table-cell>
          <table:table-cell office:value-type="date" office:date-value="2019-04-11T14:33:11" calcext:value-type="date">
            <text:p>04/11/19 02:33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90411_1433_07546.csv</text:p>
          </table:table-cell>
          <table:table-cell office:value-type="date" office:date-value="2019-04-11T14:35:20" calcext:value-type="date">
            <text:p>04/11/19 02:35 PM</text:p>
          </table:table-cell>
          <table:table-cell office:value-type="float" office:value="51684767" calcext:value-type="float">
            <text:p>51684767</text:p>
          </table:table-cell>
          <table:table-cell office:value-type="date" office:date-value="2019-04-11T14:35:20" calcext:value-type="date">
            <text:p>04/11/19 02:35 PM</text:p>
          </table:table-cell>
          <table:table-cell office:value-type="string" calcext:value-type="string">
            <text:p>26-12-2562</text:p>
          </table:table-cell>
          <table:table-cell table:number-columns-repeated="3"/>
        </table:table-row>
        <table:table-row table:style-name="ro1">
          <table:table-cell office:value-type="float" office:value="21838" calcext:value-type="float">
            <text:p>21838</text:p>
          </table:table-cell>
          <table:table-cell office:value-type="string" calcext:value-type="string">
            <text:p>2561/1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53076" calcext:value-type="float">
            <text:p>135307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นาง สำลี เชิดชู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10-11T13:34:59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8-09-2561</text:p>
          </table:table-cell>
          <table:table-cell table:number-columns-repeated="3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2561/1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86631" calcext:value-type="float">
            <text:p>1386631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9" calcext:value-type="date">
            <text:p>2016-12-29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10-11T13:34:59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8-12-2561</text:p>
          </table:table-cell>
          <table:table-cell table:number-columns-repeated="3"/>
        </table:table-row>
        <table:table-row table:style-name="ro1">
          <table:table-cell office:value-type="float" office:value="21878" calcext:value-type="float">
            <text:p>21878</text:p>
          </table:table-cell>
          <table:table-cell office:value-type="string" calcext:value-type="string">
            <text:p>2561/1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31444" calcext:value-type="float">
            <text:p>1331444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4" calcext:value-type="date">
            <text:p>2016-12-24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10-11T13:34:59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3-12-2561</text:p>
          </table:table-cell>
          <table:table-cell table:number-columns-repeated="3"/>
        </table:table-row>
        <table:table-row table:style-name="ro1">
          <table:table-cell office:value-type="float" office:value="21879" calcext:value-type="float">
            <text:p>21879</text:p>
          </table:table-cell>
          <table:table-cell office:value-type="string" calcext:value-type="string">
            <text:p>2561/14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86628" calcext:value-type="float">
            <text:p>1386628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9" calcext:value-type="date">
            <text:p>2016-12-29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10-11T13:34:59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8-09-2561</text:p>
          </table:table-cell>
          <table:table-cell table:number-columns-repeated="3"/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2561/14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31463" calcext:value-type="float">
            <text:p>1331463</text:p>
          </table:table-cell>
          <table:table-cell office:value-type="string" calcext:value-type="string">
            <text:p>สามัญ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2-20" calcext:value-type="date">
            <text:p>2016-12-20</text:p>
          </table:table-cell>
          <table:table-cell office:value-type="string" calcext:value-type="string">
            <text:p>นาย เล็ก มาลัย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10-11T13:35:01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9-06-2561</text:p>
          </table:table-cell>
          <table:table-cell table:number-columns-repeated="3"/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2561/14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31583" calcext:value-type="float">
            <text:p>133158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3-11" calcext:value-type="date">
            <text:p>2017-03-11</text:p>
          </table:table-cell>
          <table:table-cell office:value-type="string" calcext:value-type="string">
            <text:p>นาย สุนทร บริสุทธิ์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10-11T13:35:01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0-03-2562</text:p>
          </table:table-cell>
          <table:table-cell table:number-columns-repeated="3"/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2561/14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75324" calcext:value-type="float">
            <text:p>1375324</text:p>
          </table:table-cell>
          <table:table-cell office:value-type="string" calcext:value-type="string">
            <text:p>สามัญ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0-31" calcext:value-type="date">
            <text:p>2016-10-31</text:p>
          </table:table-cell>
          <table:table-cell office:value-type="string" calcext:value-type="string">
            <text:p>นาง มาลา ใจบุญ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10-11T13:35:01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30-10-2560</text:p>
          </table:table-cell>
          <table:table-cell table:number-columns-repeated="3"/>
        </table:table-row>
        <table:table-row table:style-name="ro1">
          <table:table-cell office:value-type="float" office:value="102705" calcext:value-type="float">
            <text:p>102705</text:p>
          </table:table-cell>
          <table:table-cell office:value-type="string" calcext:value-type="string">
            <text:p>2561/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 table:number-columns-repeated="12"/>
          <table:table-cell office:value-type="string" calcext:value-type="string">
            <text:p>J7467619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7470" calcext:value-type="float">
            <text:p>774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น.ส. ทวี ดวงแก้ว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3-21T12:02:12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102706" calcext:value-type="float">
            <text:p>102706</text:p>
          </table:table-cell>
          <table:table-cell office:value-type="string" calcext:value-type="string">
            <text:p>2561/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 table:number-columns-repeated="12"/>
          <table:table-cell office:value-type="string" calcext:value-type="string">
            <text:p>J746762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9790" calcext:value-type="float">
            <text:p>129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น.ส. กันยา โพธิ์ท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3-21T12:02:12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2561/1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เพชรบุรี</text:p>
          </table:table-cell>
          <table:table-cell table:number-columns-repeated="12"/>
          <table:table-cell office:value-type="string" calcext:value-type="string">
            <text:p>J746528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3510" calcext:value-type="float">
            <text:p>1135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น.ส. ละเมียด พุ่มพว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43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2561/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ลพบุรี</text:p>
          </table:table-cell>
          <table:table-cell table:number-columns-repeated="12"/>
          <table:table-cell office:value-type="string" calcext:value-type="string">
            <text:p>J744142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ผดุง มาล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44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104051" calcext:value-type="float">
            <text:p>104051</text:p>
          </table:table-cell>
          <table:table-cell office:value-type="string" calcext:value-type="string">
            <text:p>2561/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50" calcext:value-type="float">
            <text:p>103265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นาย โชติ เกื้อหนุน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4-11T10:13:3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27-11-2561</text:p>
          </table:table-cell>
          <table:table-cell table:number-columns-repeated="3"/>
        </table:table-row>
        <table:table-row table:style-name="ro1">
          <table:table-cell office:value-type="float" office:value="104068" calcext:value-type="float">
            <text:p>104068</text:p>
          </table:table-cell>
          <table:table-cell office:value-type="string" calcext:value-type="string">
            <text:p>2561/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36614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7117" calcext:value-type="float">
            <text:p>97117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คุ้ม 20/15</text:p>
          </table:table-cell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น.ส. ปาจรีย์ ทองกร</text:p>
          </table:table-cell>
          <table:table-cell office:value-type="float" office:value="129" calcext:value-type="float">
            <text:p>129</text:p>
          </table:table-cell>
          <table:table-cell office:value-type="date" office:date-value="2018-04-11T10:13:3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string" calcext:value-type="string">
            <text:p>2561/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45739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4440" calcext:value-type="float">
            <text:p>134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นาย ธานี ปัญญ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3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104515" calcext:value-type="float">
            <text:p>104515</text:p>
          </table:table-cell>
          <table:table-cell office:value-type="string" calcext:value-type="string">
            <text:p>2561/05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ด่านช้าง</text:p>
          </table:table-cell>
          <table:table-cell table:number-columns-repeated="6"/>
          <table:table-cell office:value-type="float" office:value="3901739" calcext:value-type="float">
            <text:p>3901739</text:p>
          </table:table-cell>
          <table:table-cell office:value-type="float" office:value="15061" calcext:value-type="float">
            <text:p>15061</text:p>
          </table:table-cell>
          <table:table-cell office:value-type="string" calcext:value-type="string">
            <text:p>นายสปจ กระดี่</text:p>
          </table:table-cell>
          <table:table-cell table:number-columns-repeated="3"/>
          <table:table-cell office:value-type="string" calcext:value-type="string">
            <text:p>J726833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6050" calcext:value-type="float">
            <text:p>6605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2" calcext:value-type="date">
            <text:p>2016-11-12</text:p>
          </table:table-cell>
          <table:table-cell office:value-type="string" calcext:value-type="string">
            <text:p>นางกรุย ชุงอา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34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70976" calcext:value-type="float">
            <text:p>70976</text:p>
          </table:table-cell>
          <table:table-cell office:value-type="string" calcext:value-type="string">
            <text:p>2561/05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พะเยา</text:p>
          </table:table-cell>
          <table:table-cell table:number-columns-repeated="6"/>
          <table:table-cell office:value-type="float" office:value="5710538" calcext:value-type="float">
            <text:p>5710538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นางกัลยา พินิจ</text:p>
          </table:table-cell>
          <table:table-cell table:number-columns-repeated="3"/>
          <table:table-cell office:value-type="float" office:value="1330499" calcext:value-type="float">
            <text:p>1330499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ด.ช. วรัญญู พินิจ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4-11T10:13:0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05-06-2561</text:p>
          </table:table-cell>
          <table:table-cell table:number-columns-repeated="3"/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string" calcext:value-type="string">
            <text:p>2561/1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float" office:value="1301420" calcext:value-type="float">
            <text:p>130142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8290" calcext:value-type="float">
            <text:p>829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ซฟรับทรัพย์ คุ้มกระจาย</text:p>
          </table:table-cell>
          <table:table-cell office:value-type="date" office:date-value="2017-04-24" calcext:value-type="date">
            <text:p>2017-04-24</text:p>
          </table:table-cell>
          <table:table-cell office:value-type="string" calcext:value-type="string">
            <text:p>นาย วิเชียร พุ่มพวง</text:p>
          </table:table-cell>
          <table:table-cell office:value-type="float" office:value="34" calcext:value-type="float">
            <text:p>34</text:p>
          </table:table-cell>
          <table:table-cell office:value-type="date" office:date-value="2018-10-11T13:34:51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3-04-2562</text:p>
          </table:table-cell>
          <table:table-cell table:number-columns-repeated="3"/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string" calcext:value-type="string">
            <text:p>2561/1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17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7260" calcext:value-type="float">
            <text:p>1172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นาย วินัย สนใจ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4:51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2561/1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28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6800" calcext:value-type="float">
            <text:p>1268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น้ำอ้อย ขันต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1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string" calcext:value-type="string">
            <text:p>2561/14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32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1370" calcext:value-type="float">
            <text:p>1313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3-16" calcext:value-type="date">
            <text:p>2017-03-16</text:p>
          </table:table-cell>
          <table:table-cell office:value-type="string" calcext:value-type="string">
            <text:p>นาง จินตนา อาจหา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4:51" calcext:value-type="date">
            <text:p>10/11/18 01:34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102675" calcext:value-type="float">
            <text:p>102675</text:p>
          </table:table-cell>
          <table:table-cell office:value-type="string" calcext:value-type="string">
            <text:p>2561/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 table:number-columns-repeated="12"/>
          <table:table-cell office:value-type="string" calcext:value-type="string">
            <text:p>J746764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150" calcext:value-type="float">
            <text:p>9515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นาง สง่า แจ่มใส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3-21T12:02:12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02659" calcext:value-type="float">
            <text:p>102659</text:p>
          </table:table-cell>
          <table:table-cell office:value-type="string" calcext:value-type="string">
            <text:p>2561/0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สุพรรณบุรี</text:p>
          </table:table-cell>
          <table:table-cell table:number-columns-repeated="6"/>
          <table:table-cell office:value-type="float" office:value="4801587" calcext:value-type="float">
            <text:p>4801587</text:p>
          </table:table-cell>
          <table:table-cell office:value-type="float" office:value="75081" calcext:value-type="float">
            <text:p>75081</text:p>
          </table:table-cell>
          <table:table-cell office:value-type="string" calcext:value-type="string">
            <text:p>นายธงชัย <text:s/>หล่อเหลา</text:p>
          </table:table-cell>
          <table:table-cell table:number-columns-repeated="3"/>
          <table:table-cell office:value-type="float" office:value="1256945" calcext:value-type="float">
            <text:p>125694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3-21" calcext:value-type="date">
            <text:p>2016-03-21</text:p>
          </table:table-cell>
          <table:table-cell office:value-type="string" calcext:value-type="string">
            <text:p>นาง ละเอียด หล่อเหลา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21T12:02:12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20-03-2561</text:p>
          </table:table-cell>
          <table:table-cell table:number-columns-repeated="3"/>
        </table:table-row>
        <table:table-row table:style-name="ro1">
          <table:table-cell office:value-type="float" office:value="103737" calcext:value-type="float">
            <text:p>103737</text:p>
          </table:table-cell>
          <table:table-cell office:value-type="string" calcext:value-type="string">
            <text:p>2561/04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ดอนเจดีย์</text:p>
          </table:table-cell>
          <table:table-cell table:number-columns-repeated="12"/>
          <table:table-cell office:value-type="string" calcext:value-type="string">
            <text:p>J741835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1770" calcext:value-type="float">
            <text:p>1317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าง วาสนา ศรีบุญเร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3-21T12:02:13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103743" calcext:value-type="float">
            <text:p>103743</text:p>
          </table:table-cell>
          <table:table-cell office:value-type="string" calcext:value-type="string">
            <text:p>2561/04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ดอนเจดีย์</text:p>
          </table:table-cell>
          <table:table-cell table:number-columns-repeated="12"/>
          <table:table-cell office:value-type="float" office:value="1386115" calcext:value-type="float">
            <text:p>138611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 คุ้มได้คืน 20/15</text:p>
          </table:table-cell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นาย มานพ เจริญพันธุ์</text:p>
          </table:table-cell>
          <table:table-cell office:value-type="float" office:value="477" calcext:value-type="float">
            <text:p>477</text:p>
          </table:table-cell>
          <table:table-cell office:value-type="date" office:date-value="2018-03-21T12:02:13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22-01-2562</text:p>
          </table:table-cell>
          <table:table-cell table:number-columns-repeated="3"/>
        </table:table-row>
        <table:table-row table:style-name="ro1">
          <table:table-cell office:value-type="float" office:value="104536" calcext:value-type="float">
            <text:p>104536</text:p>
          </table:table-cell>
          <table:table-cell office:value-type="string" calcext:value-type="string">
            <text:p>2561/0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 table:number-columns-repeated="6"/>
          <table:table-cell office:value-type="float" office:value="4601120" calcext:value-type="float">
            <text:p>4601120</text:p>
          </table:table-cell>
          <table:table-cell office:value-type="float" office:value="50016" calcext:value-type="float">
            <text:p>50016</text:p>
          </table:table-cell>
          <table:table-cell office:value-type="string" calcext:value-type="string">
            <text:p>นายบัว เสียงดัง</text:p>
          </table:table-cell>
          <table:table-cell table:number-columns-repeated="3"/>
          <table:table-cell office:value-type="float" office:value="1304626" calcext:value-type="float">
            <text:p>130462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นาย ปัญญา เสียงดัง</text:p>
          </table:table-cell>
          <table:table-cell office:value-type="float" office:value="162" calcext:value-type="float">
            <text:p>162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22-06-2561</text:p>
          </table:table-cell>
          <table:table-cell table:number-columns-repeated="3"/>
        </table:table-row>
        <table:table-row table:style-name="ro1">
          <table:table-cell office:value-type="float" office:value="105367" calcext:value-type="float">
            <text:p>105367</text:p>
          </table:table-cell>
          <table:table-cell office:value-type="string" calcext:value-type="string">
            <text:p>2561/04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ลาดยาว</text:p>
          </table:table-cell>
          <table:table-cell table:number-columns-repeated="3"/>
          <table:table-cell office:value-type="float" office:value="3400466" calcext:value-type="float">
            <text:p>340046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นางระเบียบ พระธานี</text:p>
          </table:table-cell>
          <table:table-cell office:value-type="float" office:value="3400466" calcext:value-type="float">
            <text:p>3400466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นางระเบียบ พระธานี</text:p>
          </table:table-cell>
          <table:table-cell table:number-columns-repeated="3"/>
          <table:table-cell office:value-type="float" office:value="1166743" calcext:value-type="float">
            <text:p>116674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4-26" calcext:value-type="date">
            <text:p>2016-04-26</text:p>
          </table:table-cell>
          <table:table-cell office:value-type="string" calcext:value-type="string">
            <text:p>นาย สมบูรณ์ สุจริต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25-03-2561</text:p>
          </table:table-cell>
          <table:table-cell table:number-columns-repeated="3"/>
        </table:table-row>
        <table:table-row table:style-name="ro1">
          <table:table-cell office:value-type="float" office:value="106012" calcext:value-type="float">
            <text:p>106012</text:p>
          </table:table-cell>
          <table:table-cell office:value-type="string" calcext:value-type="string">
            <text:p>2561/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05" calcext:value-type="float">
            <text:p>103260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นาง อรนุช แก้วผลึก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15-06-2561</text:p>
          </table:table-cell>
          <table:table-cell table:number-columns-repeated="3"/>
        </table:table-row>
        <table:table-row table:style-name="ro1">
          <table:table-cell office:value-type="float" office:value="106029" calcext:value-type="float">
            <text:p>106029</text:p>
          </table:table-cell>
          <table:table-cell office:value-type="string" calcext:value-type="string">
            <text:p>2561/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50" calcext:value-type="float">
            <text:p>103265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นาย โชติ เกื้อหนุน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string" calcext:value-type="string">
            <text:p>27-11-2561</text:p>
          </table:table-cell>
          <table:table-cell table:number-columns-repeated="3"/>
        </table:table-row>
        <table:table-row table:style-name="ro1">
          <table:table-cell office:value-type="float" office:value="106048" calcext:value-type="float">
            <text:p>106048</text:p>
          </table:table-cell>
          <table:table-cell office:value-type="string" calcext:value-type="string">
            <text:p>2561/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36614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7117" calcext:value-type="float">
            <text:p>97117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คุ้ม 20/15</text:p>
          </table:table-cell>
          <table:table-cell office:value-type="date" office:date-value="2016-02-23" calcext:value-type="date">
            <text:p>2016-02-23</text:p>
          </table:table-cell>
          <table:table-cell office:value-type="string" calcext:value-type="string">
            <text:p>น.ส. ปาจรีย์ ทองกร</text:p>
          </table:table-cell>
          <table:table-cell office:value-type="float" office:value="129" calcext:value-type="float">
            <text:p>129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6085" calcext:value-type="float">
            <text:p>106085</text:p>
          </table:table-cell>
          <table:table-cell office:value-type="string" calcext:value-type="string">
            <text:p>2561/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45739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4440" calcext:value-type="float">
            <text:p>134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นาย ธานี ปัญญ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3-21T12:02:15" calcext:value-type="date">
            <text:p>03/21/18 12:02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321_1202_15170.csv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53810449" calcext:value-type="float">
            <text:p>53810449</text:p>
          </table:table-cell>
          <table:table-cell office:value-type="date" office:date-value="2018-03-21T12:06:45" calcext:value-type="date">
            <text:p>03/21/18 12:06 P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string" calcext:value-type="string">
            <text:p>2561/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นายมนต์ สำแดง</text:p>
          </table:table-cell>
          <table:table-cell table:number-columns-repeated="3"/>
          <table:table-cell office:value-type="float" office:value="1384691" calcext:value-type="float">
            <text:p>1384691</text:p>
          </table:table-cell>
          <table:table-cell office:value-type="string" calcext:value-type="string">
            <text:p>สามัญ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นาง ทองคำ สำแดง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10-11T13:35:08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8-08-2561</text:p>
          </table:table-cell>
          <table:table-cell table:number-columns-repeated="3"/>
        </table:table-row>
        <table:table-row table:style-name="ro1">
          <table:table-cell office:value-type="float" office:value="30441" calcext:value-type="float">
            <text:p>30441</text:p>
          </table:table-cell>
          <table:table-cell office:value-type="string" calcext:value-type="string">
            <text:p>2561/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3903804" calcext:value-type="float">
            <text:p>3903804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นายมณฑล แสงจันทร์</text:p>
          </table:table-cell>
          <table:table-cell table:number-columns-repeated="3"/>
          <table:table-cell office:value-type="string" calcext:value-type="string">
            <text:p>J721406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5560" calcext:value-type="float">
            <text:p>755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8-22" calcext:value-type="date">
            <text:p>2016-08-22</text:p>
          </table:table-cell>
          <table:table-cell office:value-type="string" calcext:value-type="string">
            <text:p>นาง นงลักษณ์ แสงจันทร์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08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string" calcext:value-type="string">
            <text:p>2561/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4900230" calcext:value-type="float">
            <text:p>49002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นายสมควร สมบูรณ์</text:p>
          </table:table-cell>
          <table:table-cell office:value-type="float" office:value="4900230" calcext:value-type="float">
            <text:p>4900230</text:p>
          </table:table-cell>
          <table:table-cell office:value-type="float" office:value="43001" calcext:value-type="float">
            <text:p>43001</text:p>
          </table:table-cell>
          <table:table-cell office:value-type="string" calcext:value-type="string">
            <text:p>นายสมควร สมบูรณ์</text:p>
          </table:table-cell>
          <table:table-cell table:number-columns-repeated="3"/>
          <table:table-cell office:value-type="string" calcext:value-type="string">
            <text:p>J7214121</text:p>
          </table:table-cell>
          <table:table-cell office:value-type="string" calcext:value-type="string">
            <text:p>ปช.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13160" calcext:value-type="float">
            <text:p>21316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0-10" calcext:value-type="date">
            <text:p>2016-10-10</text:p>
          </table:table-cell>
          <table:table-cell office:value-type="string" calcext:value-type="string">
            <text:p>นาย วินัย ยิ่งย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08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30807" calcext:value-type="float">
            <text:p>30807</text:p>
          </table:table-cell>
          <table:table-cell office:value-type="string" calcext:value-type="string">
            <text:p>2561/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4900230" calcext:value-type="float">
            <text:p>49002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นายสมควร สมบูรณ์</text:p>
          </table:table-cell>
          <table:table-cell office:value-type="float" office:value="4900230" calcext:value-type="float">
            <text:p>4900230</text:p>
          </table:table-cell>
          <table:table-cell office:value-type="float" office:value="43001" calcext:value-type="float">
            <text:p>43001</text:p>
          </table:table-cell>
          <table:table-cell office:value-type="string" calcext:value-type="string">
            <text:p>นายสมควร สมบูรณ์</text:p>
          </table:table-cell>
          <table:table-cell table:number-columns-repeated="3"/>
          <table:table-cell office:value-type="string" calcext:value-type="string">
            <text:p>J743628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1560" calcext:value-type="float">
            <text:p>815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6-30" calcext:value-type="date">
            <text:p>2017-06-30</text:p>
          </table:table-cell>
          <table:table-cell office:value-type="string" calcext:value-type="string">
            <text:p>นาย สมควร สมบูรณ์</text:p>
          </table:table-cell>
          <table:table-cell office:value-type="float" office:value="135" calcext:value-type="float">
            <text:p>135</text:p>
          </table:table-cell>
          <table:table-cell office:value-type="date" office:date-value="2018-10-11T13:35:08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30940" calcext:value-type="float">
            <text:p>30940</text:p>
          </table:table-cell>
          <table:table-cell office:value-type="string" calcext:value-type="string">
            <text:p>2561/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12"/>
          <table:table-cell office:value-type="string" calcext:value-type="string">
            <text:p>J721423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นายบัญชา กบไสไม้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08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89765" calcext:value-type="float">
            <text:p>89765</text:p>
          </table:table-cell>
          <table:table-cell office:value-type="string" calcext:value-type="string">
            <text:p>2561/07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เลิงนกทา</text:p>
          </table:table-cell>
          <table:table-cell table:number-columns-repeated="12"/>
          <table:table-cell office:value-type="string" calcext:value-type="string">
            <text:p>J732467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0133" calcext:value-type="float">
            <text:p>120133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คุ้ม 20/20</text:p>
          </table:table-cell>
          <table:table-cell office:value-type="date" office:date-value="2016-05-25" calcext:value-type="date">
            <text:p>2016-05-25</text:p>
          </table:table-cell>
          <table:table-cell office:value-type="string" calcext:value-type="string">
            <text:p>นางกตัญญู มุทธา</text:p>
          </table:table-cell>
          <table:table-cell office:value-type="float" office:value="130" calcext:value-type="float">
            <text:p>130</text:p>
          </table:table-cell>
          <table:table-cell office:value-type="date" office:date-value="2018-05-22T17:56:55" calcext:value-type="date">
            <text:p>05/22/18 05:5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522_1800_91662.csv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53364231" calcext:value-type="float">
            <text:p>53364231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string" calcext:value-type="string">
            <text:p>2561/14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เสิงสาง</text:p>
          </table:table-cell>
          <table:table-cell table:number-columns-repeated="12"/>
          <table:table-cell office:value-type="string" calcext:value-type="string">
            <text:p>J733099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4810" calcext:value-type="float">
            <text:p>748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มันนี โจหลุยส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09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89769" calcext:value-type="float">
            <text:p>89769</text:p>
          </table:table-cell>
          <table:table-cell office:value-type="string" calcext:value-type="string">
            <text:p>2561/07</text:p>
          </table:table-cell>
          <table:table-cell office:value-type="float" office:value="3909" calcext:value-type="float">
            <text:p>3909</text:p>
          </table:table-cell>
          <table:table-cell office:value-type="string" calcext:value-type="string">
            <text:p>เลิงนกทา</text:p>
          </table:table-cell>
          <table:table-cell table:number-columns-repeated="6"/>
          <table:table-cell office:value-type="float" office:value="3509069" calcext:value-type="float">
            <text:p>3509069</text:p>
          </table:table-cell>
          <table:table-cell office:value-type="float" office:value="38006" calcext:value-type="float">
            <text:p>38006</text:p>
          </table:table-cell>
          <table:table-cell office:value-type="string" calcext:value-type="string">
            <text:p>นายสำรอง ใส่ไคล้</text:p>
          </table:table-cell>
          <table:table-cell table:number-columns-repeated="3"/>
          <table:table-cell office:value-type="string" calcext:value-type="string">
            <text:p>J732468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1110" calcext:value-type="float">
            <text:p>611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5-31" calcext:value-type="date">
            <text:p>2016-05-31</text:p>
          </table:table-cell>
          <table:table-cell office:value-type="string" calcext:value-type="string">
            <text:p>นายกร่ำ กระส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5-22T17:56:55" calcext:value-type="date">
            <text:p>05/22/18 05:5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522_1800_91662.csv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53364231" calcext:value-type="float">
            <text:p>53364231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2561/14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office:value-type="float" office:value="4402049" calcext:value-type="float">
            <text:p>4402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table:number-columns-repeated="9"/>
          <table:table-cell office:value-type="string" calcext:value-type="string">
            <text:p>J745692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03830" calcext:value-type="float">
            <text:p>1038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26" calcext:value-type="date">
            <text:p>2016-09-26</text:p>
          </table:table-cell>
          <table:table-cell office:value-type="string" calcext:value-type="string">
            <text:p>น.ส.กระดาษ กฐินทาน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10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2561/14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กำแพงเพชร</text:p>
          </table:table-cell>
          <table:table-cell table:number-columns-repeated="3"/>
          <table:table-cell office:value-type="float" office:value="4102935" calcext:value-type="float">
            <text:p>4102935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อวดรู้ ชำระหนี้</text:p>
          </table:table-cell>
          <table:table-cell table:number-columns-repeated="6"/>
          <table:table-cell office:value-type="string" calcext:value-type="string">
            <text:p>J7456915</text:p>
          </table:table-cell>
          <table:table-cell office:value-type="string" calcext:value-type="string">
            <text:p>ปช.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77970" calcext:value-type="float">
            <text:p>779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นาง เที่ยง พลากร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10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35560" calcext:value-type="float">
            <text:p>35560</text:p>
          </table:table-cell>
          <table:table-cell office:value-type="string" calcext:value-type="string">
            <text:p>2561/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เสนา</text:p>
          </table:table-cell>
          <table:table-cell table:number-columns-repeated="12"/>
          <table:table-cell office:value-type="string" calcext:value-type="string">
            <text:p>J7470667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1850" calcext:value-type="float">
            <text:p>12185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น.ส. เผอิญ ดีงา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13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35582" calcext:value-type="float">
            <text:p>35582</text:p>
          </table:table-cell>
          <table:table-cell office:value-type="string" calcext:value-type="string">
            <text:p>2561/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เสนา</text:p>
          </table:table-cell>
          <table:table-cell table:number-columns-repeated="12"/>
          <table:table-cell office:value-type="string" calcext:value-type="string">
            <text:p>J74706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5120" calcext:value-type="float">
            <text:p>115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.ส. สุรีย์ มีคุณเอี่ย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13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37728" calcext:value-type="float">
            <text:p>37728</text:p>
          </table:table-cell>
          <table:table-cell office:value-type="string" calcext:value-type="string">
            <text:p>2561/14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สุโขทัย</text:p>
          </table:table-cell>
          <table:table-cell table:number-columns-repeated="12"/>
          <table:table-cell office:value-type="string" calcext:value-type="string">
            <text:p>J7419600</text:p>
          </table:table-cell>
          <table:table-cell office:value-type="string" calcext:value-type="string">
            <text:p>ปช.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4330" calcext:value-type="float">
            <text:p>6433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ศรราม จับใ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15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string" calcext:value-type="string">
            <text:p>2561/14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จุน</text:p>
          </table:table-cell>
          <table:table-cell table:number-columns-repeated="12"/>
          <table:table-cell office:value-type="string" calcext:value-type="string">
            <text:p>J7471606</text:p>
          </table:table-cell>
          <table:table-cell office:value-type="string" calcext:value-type="string">
            <text:p>ปช.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ประเทือง ใจกว้า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17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39382" calcext:value-type="float">
            <text:p>39382</text:p>
          </table:table-cell>
          <table:table-cell office:value-type="string" calcext:value-type="string">
            <text:p>2561/14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จุน</text:p>
          </table:table-cell>
          <table:table-cell table:number-columns-repeated="12"/>
          <table:table-cell office:value-type="string" calcext:value-type="string">
            <text:p>J7471604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8820" calcext:value-type="float">
            <text:p>788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าง รัศมี ทำด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17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3177" calcext:value-type="float">
            <text:p>43177</text:p>
          </table:table-cell>
          <table:table-cell office:value-type="string" calcext:value-type="string">
            <text:p>2561/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นครนายก</text:p>
          </table:table-cell>
          <table:table-cell table:number-columns-repeated="6"/>
          <table:table-cell office:value-type="float" office:value="5952286" calcext:value-type="float">
            <text:p>5952286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นายณรงค์ ดวงแก้ว</text:p>
          </table:table-cell>
          <table:table-cell table:number-columns-repeated="3"/>
          <table:table-cell office:value-type="float" office:value="1360355" calcext:value-type="float">
            <text:p>136035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7-04-25" calcext:value-type="date">
            <text:p>2017-04-25</text:p>
          </table:table-cell>
          <table:table-cell office:value-type="string" calcext:value-type="string">
            <text:p>นาย สัมฤทธิ์ ดวงแก้ว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10-11T13:35:22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4-04-2562</text:p>
          </table:table-cell>
          <table:table-cell table:number-columns-repeated="3"/>
        </table:table-row>
        <table:table-row table:style-name="ro1">
          <table:table-cell office:value-type="float" office:value="57666" calcext:value-type="float">
            <text:p>57666</text:p>
          </table:table-cell>
          <table:table-cell office:value-type="string" calcext:value-type="string">
            <text:p>2561/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11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76120" calcext:value-type="float">
            <text:p>76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 นิตย์ ทองคำ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53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46451" calcext:value-type="float">
            <text:p>46451</text:p>
          </table:table-cell>
          <table:table-cell office:value-type="string" calcext:value-type="string">
            <text:p>2561/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พระนครศรีอยุธยา</text:p>
          </table:table-cell>
          <table:table-cell table:number-columns-repeated="12"/>
          <table:table-cell office:value-type="string" calcext:value-type="string">
            <text:p>J745879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5120" calcext:value-type="float">
            <text:p>115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น.ส. มาลี ชื่นช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25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47753" calcext:value-type="float">
            <text:p>47753</text:p>
          </table:table-cell>
          <table:table-cell office:value-type="string" calcext:value-type="string">
            <text:p>2561/1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table:number-columns-repeated="12"/>
          <table:table-cell office:value-type="string" calcext:value-type="string">
            <text:p>J7454099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330" calcext:value-type="float">
            <text:p>953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าย จินดา สนใ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26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57655" calcext:value-type="float">
            <text:p>57655</text:p>
          </table:table-cell>
          <table:table-cell office:value-type="string" calcext:value-type="string">
            <text:p>2561/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08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45680" calcext:value-type="float">
            <text:p>1456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ด.ช. อภิรักษ์ ขวัญเม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53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1740" calcext:value-type="float">
            <text:p>51740</text:p>
          </table:table-cell>
          <table:table-cell office:value-type="string" calcext:value-type="string">
            <text:p>2561/14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ระนอง</text:p>
          </table:table-cell>
          <table:table-cell office:value-type="float" office:value="4001202" calcext:value-type="float">
            <text:p>4001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นายเกรียงไกร ตราชู</text:p>
          </table:table-cell>
          <table:table-cell office:value-type="float" office:value="4001202" calcext:value-type="float">
            <text:p>40012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นายเกรียงไกร ตราชู</text:p>
          </table:table-cell>
          <table:table-cell office:value-type="float" office:value="4001202" calcext:value-type="float">
            <text:p>400120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นายเกรียงไกร ตราชู</text:p>
          </table:table-cell>
          <table:table-cell table:number-columns-repeated="3"/>
          <table:table-cell office:value-type="float" office:value="1001805" calcext:value-type="float">
            <text:p>100180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นาง เรวดี มีสิทธิ์</text:p>
          </table:table-cell>
          <table:table-cell office:value-type="float" office:value="539" calcext:value-type="float">
            <text:p>539</text:p>
          </table:table-cell>
          <table:table-cell office:value-type="date" office:date-value="2018-10-11T13:35:30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23-08-2562</text:p>
          </table:table-cell>
          <table:table-cell table:number-columns-repeated="3"/>
        </table:table-row>
        <table:table-row table:style-name="ro1">
          <table:table-cell office:value-type="float" office:value="55845" calcext:value-type="float">
            <text:p>55845</text:p>
          </table:table-cell>
          <table:table-cell office:value-type="string" calcext:value-type="string">
            <text:p>2561/14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นากลาง</text:p>
          </table:table-cell>
          <table:table-cell table:number-columns-repeated="12"/>
          <table:table-cell office:value-type="string" calcext:value-type="string">
            <text:p>J7364916</text:p>
          </table:table-cell>
          <table:table-cell office:value-type="string" calcext:value-type="string">
            <text:p>ปช.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9170" calcext:value-type="float">
            <text:p>1991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27" calcext:value-type="date">
            <text:p>2016-12-27</text:p>
          </table:table-cell>
          <table:table-cell office:value-type="string" calcext:value-type="string">
            <text:p>น.ส. มณีรัตน์ จัน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34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string" calcext:value-type="string">
            <text:p>2561/12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เกาะคา</text:p>
          </table:table-cell>
          <table:table-cell table:number-columns-repeated="12"/>
          <table:table-cell office:value-type="string" calcext:value-type="string">
            <text:p>J746545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420" calcext:value-type="float">
            <text:p>944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ปองคุณ ต่างถิ่น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5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6965" calcext:value-type="float">
            <text:p>56965</text:p>
          </table:table-cell>
          <table:table-cell office:value-type="string" calcext:value-type="string">
            <text:p>2561/1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08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45680" calcext:value-type="float">
            <text:p>1456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ด.ช. อภิรักษ์ ขวัญเม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35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6976" calcext:value-type="float">
            <text:p>56976</text:p>
          </table:table-cell>
          <table:table-cell office:value-type="string" calcext:value-type="string">
            <text:p>2561/1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11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76120" calcext:value-type="float">
            <text:p>76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 นิตย์ ทองคำ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35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561/16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นาสาร</text:p>
          </table:table-cell>
          <table:table-cell table:number-columns-repeated="12"/>
          <table:table-cell office:value-type="string" calcext:value-type="string">
            <text:p>J7390061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9970" calcext:value-type="float">
            <text:p>1299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ด.ช.สาวงาม กระดิก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1-21T18:25:21" calcext:value-type="date">
            <text:p>11/21/18 06:2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121_1830_65367.csv</text:p>
          </table:table-cell>
          <table:table-cell office:value-type="date" office:date-value="2018-11-21T18:31:07" calcext:value-type="date">
            <text:p>11/21/18 06:31 PM</text:p>
          </table:table-cell>
          <table:table-cell office:value-type="float" office:value="52491977" calcext:value-type="float">
            <text:p>52491977</text:p>
          </table:table-cell>
          <table:table-cell office:value-type="date" office:date-value="2018-11-21T18:31:07" calcext:value-type="date">
            <text:p>11/21/18 06:31 PM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18735" calcext:value-type="float">
            <text:p>18735</text:p>
          </table:table-cell>
          <table:table-cell office:value-type="string" calcext:value-type="string">
            <text:p>2561/12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เกาะคา</text:p>
          </table:table-cell>
          <table:table-cell table:number-columns-repeated="12"/>
          <table:table-cell office:value-type="string" calcext:value-type="string">
            <text:p>J746546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3160" calcext:value-type="float">
            <text:p>1031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ย จำลอง ฉิมพล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5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58385" calcext:value-type="float">
            <text:p>58385</text:p>
          </table:table-cell>
          <table:table-cell office:value-type="string" calcext:value-type="string">
            <text:p>2561/1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table:number-columns-repeated="12"/>
          <table:table-cell office:value-type="string" calcext:value-type="string">
            <text:p>J746493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8790" calcext:value-type="float">
            <text:p>68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นาย ประทีป บงการ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54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7675" calcext:value-type="float">
            <text:p>57675</text:p>
          </table:table-cell>
          <table:table-cell office:value-type="string" calcext:value-type="string">
            <text:p>2561/1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table:number-columns-repeated="12"/>
          <table:table-cell office:value-type="string" calcext:value-type="string">
            <text:p>J746496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7460" calcext:value-type="float">
            <text:p>974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2-09" calcext:value-type="date">
            <text:p>2017-02-09</text:p>
          </table:table-cell>
          <table:table-cell office:value-type="string" calcext:value-type="string">
            <text:p>นางงูพิษ กระด้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36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string" calcext:value-type="string">
            <text:p>2561/1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table:number-columns-repeated="12"/>
          <table:table-cell office:value-type="string" calcext:value-type="string">
            <text:p>J746493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8790" calcext:value-type="float">
            <text:p>68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นาย ประทีป บงการ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36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60302" calcext:value-type="float">
            <text:p>60302</text:p>
          </table:table-cell>
          <table:table-cell office:value-type="string" calcext:value-type="string">
            <text:p>2561/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float" office:value="1372371" calcext:value-type="float">
            <text:p>1372371</text:p>
          </table:table-cell>
          <table:table-cell office:value-type="string" calcext:value-type="string">
            <text:p>สามัญ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1-14" calcext:value-type="date">
            <text:p>2016-11-14</text:p>
          </table:table-cell>
          <table:table-cell office:value-type="string" calcext:value-type="string">
            <text:p>นาง สังวร อนุสรณ์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10-11T13:35:39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3-11-2560</text:p>
          </table:table-cell>
          <table:table-cell table:number-columns-repeated="3"/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2561/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string" calcext:value-type="string">
            <text:p>J745784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8440" calcext:value-type="float">
            <text:p>58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25" calcext:value-type="date">
            <text:p>2016-11-25</text:p>
          </table:table-cell>
          <table:table-cell office:value-type="string" calcext:value-type="string">
            <text:p>นาย อนงค์ เหมันต์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5:39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2561/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string" calcext:value-type="string">
            <text:p>J745787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6130" calcext:value-type="float">
            <text:p>1161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นาย อนุชา อนุสรณ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39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19073" calcext:value-type="float">
            <text:p>19073</text:p>
          </table:table-cell>
          <table:table-cell office:value-type="string" calcext:value-type="string">
            <text:p>2561/12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โพนทอง</text:p>
          </table:table-cell>
          <table:table-cell table:number-columns-repeated="12"/>
          <table:table-cell office:value-type="string" calcext:value-type="string">
            <text:p>J7374096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0840" calcext:value-type="float">
            <text:p>7084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จำใส่ใจ ปาทาน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9-03T09:56:16" calcext:value-type="date">
            <text:p>09/03/18 09:56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903_0957_06562.csv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3651271" calcext:value-type="float">
            <text:p>53651271</text:p>
          </table:table-cell>
          <table:table-cell office:value-type="date" office:date-value="2018-09-03T10:02:09" calcext:value-type="date">
            <text:p>09/03/18 10:02 AM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81596" calcext:value-type="float">
            <text:p>81596</text:p>
          </table:table-cell>
          <table:table-cell office:value-type="string" calcext:value-type="string">
            <text:p>2561/0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float" office:value="1348722" calcext:value-type="float">
            <text:p>1348722</text:p>
          </table:table-cell>
          <table:table-cell office:value-type="string" calcext:value-type="string">
            <text:p>สามัญ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4-11" calcext:value-type="date">
            <text:p>2016-04-11</text:p>
          </table:table-cell>
          <table:table-cell office:value-type="string" calcext:value-type="string">
            <text:p>นาง อังคณา ศักดา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4-11T10:13:12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10-04-2560</text:p>
          </table:table-cell>
          <table:table-cell table:number-columns-repeated="3"/>
        </table:table-row>
        <table:table-row table:style-name="ro1">
          <table:table-cell office:value-type="float" office:value="81598" calcext:value-type="float">
            <text:p>81598</text:p>
          </table:table-cell>
          <table:table-cell office:value-type="string" calcext:value-type="string">
            <text:p>2561/0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float" office:value="1348746" calcext:value-type="float">
            <text:p>1348746</text:p>
          </table:table-cell>
          <table:table-cell office:value-type="string" calcext:value-type="string">
            <text:p>สามัญ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สบายชัวร์</text:p>
          </table:table-cell>
          <table:table-cell office:value-type="date" office:date-value="2016-04-29" calcext:value-type="date">
            <text:p>2016-04-29</text:p>
          </table:table-cell>
          <table:table-cell office:value-type="string" calcext:value-type="string">
            <text:p>นาย วิทยา ปลาทอง</text:p>
          </table:table-cell>
          <table:table-cell office:value-type="float" office:value="218" calcext:value-type="float">
            <text:p>218</text:p>
          </table:table-cell>
          <table:table-cell office:value-type="date" office:date-value="2018-04-11T10:13:12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28-04-2560</text:p>
          </table:table-cell>
          <table:table-cell table:number-columns-repeated="3"/>
        </table:table-row>
        <table:table-row table:style-name="ro1">
          <table:table-cell office:value-type="float" office:value="71298" calcext:value-type="float">
            <text:p>71298</text:p>
          </table:table-cell>
          <table:table-cell office:value-type="string" calcext:value-type="string">
            <text:p>2561/05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ปราณบุรี</text:p>
          </table:table-cell>
          <table:table-cell table:number-columns-repeated="12"/>
          <table:table-cell office:value-type="string" calcext:value-type="string">
            <text:p>J745167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8240" calcext:value-type="float">
            <text:p>1182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นาย ประภากร แสงสว่า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04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1335" calcext:value-type="float">
            <text:p>71335</text:p>
          </table:table-cell>
          <table:table-cell office:value-type="string" calcext:value-type="string">
            <text:p>2561/05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ปาย</text:p>
          </table:table-cell>
          <table:table-cell table:number-columns-repeated="12"/>
          <table:table-cell office:value-type="string" calcext:value-type="string">
            <text:p>J7436720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8042" calcext:value-type="float">
            <text:p>58042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คุ้ม 20/15</text:p>
          </table:table-cell>
          <table:table-cell office:value-type="date" office:date-value="2016-03-17" calcext:value-type="date">
            <text:p>2016-03-17</text:p>
          </table:table-cell>
          <table:table-cell office:value-type="string" calcext:value-type="string">
            <text:p>น.ส. มล ใจกล้า</text:p>
          </table:table-cell>
          <table:table-cell office:value-type="float" office:value="129" calcext:value-type="float">
            <text:p>129</text:p>
          </table:table-cell>
          <table:table-cell office:value-type="date" office:date-value="2018-04-11T10:13:04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71480" calcext:value-type="float">
            <text:p>71480</text:p>
          </table:table-cell>
          <table:table-cell office:value-type="string" calcext:value-type="string">
            <text:p>2561/05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ปาย</text:p>
          </table:table-cell>
          <table:table-cell table:number-columns-repeated="12"/>
          <table:table-cell office:value-type="string" calcext:value-type="string">
            <text:p>J743677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970" calcext:value-type="float">
            <text:p>1169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อธิป 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04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81611" calcext:value-type="float">
            <text:p>81611</text:p>
          </table:table-cell>
          <table:table-cell office:value-type="string" calcext:value-type="string">
            <text:p>2561/0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float" office:value="1363485" calcext:value-type="float">
            <text:p>1363485</text:p>
          </table:table-cell>
          <table:table-cell office:value-type="string" calcext:value-type="string">
            <text:p>สามัญ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ง อังคณา ศักดา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04-11T10:13:12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19-01-2561</text:p>
          </table:table-cell>
          <table:table-cell table:number-columns-repeated="3"/>
        </table:table-row>
        <table:table-row table:style-name="ro1">
          <table:table-cell office:value-type="float" office:value="81628" calcext:value-type="float">
            <text:p>81628</text:p>
          </table:table-cell>
          <table:table-cell office:value-type="string" calcext:value-type="string">
            <text:p>2561/0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87480" calcext:value-type="float">
            <text:p>1874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ประภัสสร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12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float" office:value="81629" calcext:value-type="float">
            <text:p>81629</text:p>
          </table:table-cell>
          <table:table-cell office:value-type="string" calcext:value-type="string">
            <text:p>2561/0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4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ดาวเรือง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12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73556" calcext:value-type="float">
            <text:p>73556</text:p>
          </table:table-cell>
          <table:table-cell office:value-type="string" calcext:value-type="string">
            <text:p>2561/1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12"/>
          <table:table-cell office:value-type="string" calcext:value-type="string">
            <text:p>J744712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7820" calcext:value-type="float">
            <text:p>1378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สงกรานต์ ผลาผล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0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0647" calcext:value-type="float">
            <text:p>70647</text:p>
          </table:table-cell>
          <table:table-cell office:value-type="string" calcext:value-type="string">
            <text:p>2561/14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ปราณบุรี</text:p>
          </table:table-cell>
          <table:table-cell table:number-columns-repeated="12"/>
          <table:table-cell office:value-type="string" calcext:value-type="string">
            <text:p>J745167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8240" calcext:value-type="float">
            <text:p>1182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นาย ประภากร แสงสว่า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50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2049" calcext:value-type="float">
            <text:p>72049</text:p>
          </table:table-cell>
          <table:table-cell office:value-type="string" calcext:value-type="string">
            <text:p>2561/14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มุกดาหาร</text:p>
          </table:table-cell>
          <table:table-cell table:number-columns-repeated="12"/>
          <table:table-cell office:value-type="string" calcext:value-type="string">
            <text:p>J73920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8060" calcext:value-type="float">
            <text:p>580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ปรีดา พิเคราะห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09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3428" calcext:value-type="float">
            <text:p>73428</text:p>
          </table:table-cell>
          <table:table-cell office:value-type="string" calcext:value-type="string">
            <text:p>2561/1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6"/>
          <table:table-cell office:value-type="float" office:value="4501591" calcext:value-type="float">
            <text:p>4501591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นางบังอร การุญ</text:p>
          </table:table-cell>
          <table:table-cell table:number-columns-repeated="3"/>
          <table:table-cell office:value-type="float" office:value="1400343" calcext:value-type="float">
            <text:p>1400343</text:p>
          </table:table-cell>
          <table:table-cell office:value-type="string" calcext:value-type="string">
            <text:p>สามัญ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นาย สังเวียน การุญ</text:p>
          </table:table-cell>
          <table:table-cell office:value-type="float" office:value="539" calcext:value-type="float">
            <text:p>539</text:p>
          </table:table-cell>
          <table:table-cell office:value-type="date" office:date-value="2018-10-11T13:36:10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8-05-2561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บังอร การุญ</text:p>
          </table:table-cell>
        </table:table-row>
        <table:table-row table:style-name="ro1">
          <table:table-cell office:value-type="float" office:value="73433" calcext:value-type="float">
            <text:p>73433</text:p>
          </table:table-cell>
          <table:table-cell office:value-type="string" calcext:value-type="string">
            <text:p>2561/1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6"/>
          <table:table-cell office:value-type="float" office:value="4501591" calcext:value-type="float">
            <text:p>4501591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นางบังอร การุญ</text:p>
          </table:table-cell>
          <table:table-cell table:number-columns-repeated="3"/>
          <table:table-cell office:value-type="string" calcext:value-type="string">
            <text:p>J7447166</text:p>
          </table:table-cell>
          <table:table-cell office:value-type="string" calcext:value-type="string">
            <text:p>ปช.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84190" calcext:value-type="float">
            <text:p>18419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นาง บังอร การุ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0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460" calcext:value-type="float">
            <text:p>460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บังอร การุญ</text:p>
          </table:table-cell>
        </table:table-row>
        <table:table-row table:style-name="ro1">
          <table:table-cell office:value-type="float" office:value="75781" calcext:value-type="float">
            <text:p>75781</text:p>
          </table:table-cell>
          <table:table-cell office:value-type="string" calcext:value-type="string">
            <text:p>2561/14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อ้อมน้อย</text:p>
          </table:table-cell>
          <table:table-cell table:number-columns-repeated="12"/>
          <table:table-cell office:value-type="string" calcext:value-type="string">
            <text:p>J739637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0380" calcext:value-type="float">
            <text:p>1303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.ส. อ่อน มะตู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2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6726" calcext:value-type="float">
            <text:p>76726</text:p>
          </table:table-cell>
          <table:table-cell office:value-type="string" calcext:value-type="string">
            <text:p>2561/14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หนองฉาง</text:p>
          </table:table-cell>
          <table:table-cell table:number-columns-repeated="12"/>
          <table:table-cell office:value-type="string" calcext:value-type="string">
            <text:p>J733877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8820" calcext:value-type="float">
            <text:p>788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ไม้คาน ชายฝั่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3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7131" calcext:value-type="float">
            <text:p>77131</text:p>
          </table:table-cell>
          <table:table-cell office:value-type="string" calcext:value-type="string">
            <text:p>2561/14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ตะพานหิน</text:p>
          </table:table-cell>
          <table:table-cell table:number-columns-repeated="12"/>
          <table:table-cell office:value-type="float" office:value="1347765" calcext:value-type="float">
            <text:p>1347765</text:p>
          </table:table-cell>
          <table:table-cell office:value-type="string" calcext:value-type="string">
            <text:p>สามัญ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2-07" calcext:value-type="date">
            <text:p>2016-12-07</text:p>
          </table:table-cell>
          <table:table-cell office:value-type="string" calcext:value-type="string">
            <text:p>นาย สมบัติ วุฒิ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10-11T13:36:13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06-12-2560</text:p>
          </table:table-cell>
          <table:table-cell table:number-columns-repeated="3"/>
        </table:table-row>
        <table:table-row table:style-name="ro1">
          <table:table-cell office:value-type="float" office:value="77146" calcext:value-type="float">
            <text:p>77146</text:p>
          </table:table-cell>
          <table:table-cell office:value-type="string" calcext:value-type="string">
            <text:p>2561/14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ตะพานหิน</text:p>
          </table:table-cell>
          <table:table-cell table:number-columns-repeated="6"/>
          <table:table-cell office:value-type="float" office:value="5900689" calcext:value-type="float">
            <text:p>590068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นายเชิด ท้าวทอง</text:p>
          </table:table-cell>
          <table:table-cell table:number-columns-repeated="3"/>
          <table:table-cell office:value-type="string" calcext:value-type="string">
            <text:p>J743695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นาง ระเบียบ ท้าวทอ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6:13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78815" calcext:value-type="float">
            <text:p>78815</text:p>
          </table:table-cell>
          <table:table-cell office:value-type="string" calcext:value-type="string">
            <text:p>2561/1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ปราจีนบุรี</text:p>
          </table:table-cell>
          <table:table-cell table:number-columns-repeated="12"/>
          <table:table-cell office:value-type="string" calcext:value-type="string">
            <text:p>J746439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นาย ณรงค์ สรรพคุณย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5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26409" calcext:value-type="float">
            <text:p>26409</text:p>
          </table:table-cell>
          <table:table-cell office:value-type="string" calcext:value-type="string">
            <text:p>2561/14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อุตรดิตถ์</text:p>
          </table:table-cell>
          <table:table-cell office:value-type="float" office:value="3211526" calcext:value-type="float">
            <text:p>3211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เขตงานว่าง</text:p>
          </table:table-cell>
          <table:table-cell office:value-type="float" office:value="4602791" calcext:value-type="float">
            <text:p>460279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นางระเบียง มีชัย</text:p>
          </table:table-cell>
          <table:table-cell office:value-type="float" office:value="4602791" calcext:value-type="float">
            <text:p>4602791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นางระเบียง มีชัย</text:p>
          </table:table-cell>
          <table:table-cell table:number-columns-repeated="3"/>
          <table:table-cell office:value-type="float" office:value="1379145" calcext:value-type="float">
            <text:p>137914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นาง ระเบียง มีชัย</text:p>
          </table:table-cell>
          <table:table-cell office:value-type="float" office:value="539" calcext:value-type="float">
            <text:p>539</text:p>
          </table:table-cell>
          <table:table-cell office:value-type="date" office:date-value="2018-10-11T13:35:04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05-02-2562</text:p>
          </table:table-cell>
          <table:table-cell table:number-columns-repeated="3"/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string" calcext:value-type="string">
            <text:p>2561/14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อุตรดิตถ์</text:p>
          </table:table-cell>
          <table:table-cell table:number-columns-repeated="12"/>
          <table:table-cell office:value-type="string" calcext:value-type="string">
            <text:p>J725835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9440" calcext:value-type="float">
            <text:p>69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ด.ญ.หมู่เกาะ กองพล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5:04" calcext:value-type="date">
            <text:p>10/11/18 01:3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97372" calcext:value-type="float">
            <text:p>97372</text:p>
          </table:table-cell>
          <table:table-cell office:value-type="string" calcext:value-type="string">
            <text:p>2561/14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ชัยนาท</text:p>
          </table:table-cell>
          <table:table-cell table:number-columns-repeated="6"/>
          <table:table-cell office:value-type="float" office:value="3802143" calcext:value-type="float">
            <text:p>380214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นางบำรุง กรอง</text:p>
          </table:table-cell>
          <table:table-cell table:number-columns-repeated="3"/>
          <table:table-cell office:value-type="string" calcext:value-type="string">
            <text:p>J748082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76120" calcext:value-type="float">
            <text:p>76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4-22" calcext:value-type="date">
            <text:p>2017-04-22</text:p>
          </table:table-cell>
          <table:table-cell office:value-type="string" calcext:value-type="string">
            <text:p>นางร้อนตัว เป็นใหญ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36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82203" calcext:value-type="float">
            <text:p>82203</text:p>
          </table:table-cell>
          <table:table-cell office:value-type="string" calcext:value-type="string">
            <text:p>2561/14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กันทรลักษ์</text:p>
          </table:table-cell>
          <table:table-cell table:number-columns-repeated="12"/>
          <table:table-cell office:value-type="string" calcext:value-type="string">
            <text:p>J741269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.ส.นงลักษณ์ อัดอั้นใ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19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89911" calcext:value-type="float">
            <text:p>89911</text:p>
          </table:table-cell>
          <table:table-cell office:value-type="string" calcext:value-type="string">
            <text:p>2561/05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พนมสารคาม</text:p>
          </table:table-cell>
          <table:table-cell table:number-columns-repeated="6"/>
          <table:table-cell office:value-type="float" office:value="3400010" calcext:value-type="float">
            <text:p>3400010</text:p>
          </table:table-cell>
          <table:table-cell office:value-type="float" office:value="66101" calcext:value-type="float">
            <text:p>66101</text:p>
          </table:table-cell>
          <table:table-cell office:value-type="string" calcext:value-type="string">
            <text:p>นายไล้ กตัญญุตา</text:p>
          </table:table-cell>
          <table:table-cell table:number-columns-repeated="3"/>
          <table:table-cell office:value-type="string" calcext:value-type="string">
            <text:p>J744431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7830" calcext:value-type="float">
            <text:p>678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05" calcext:value-type="date">
            <text:p>2016-09-05</text:p>
          </table:table-cell>
          <table:table-cell office:value-type="string" calcext:value-type="string">
            <text:p>นายกาลี กระทุ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21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5096" calcext:value-type="float">
            <text:p>85096</text:p>
          </table:table-cell>
          <table:table-cell office:value-type="string" calcext:value-type="string">
            <text:p>2561/14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สระแก้ว</text:p>
          </table:table-cell>
          <table:table-cell table:number-columns-repeated="12"/>
          <table:table-cell office:value-type="string" calcext:value-type="string">
            <text:p>J742464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790" calcext:value-type="float">
            <text:p>60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สำอาง จินดามณ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21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5099" calcext:value-type="float">
            <text:p>85099</text:p>
          </table:table-cell>
          <table:table-cell office:value-type="string" calcext:value-type="string">
            <text:p>2561/14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สระแก้ว</text:p>
          </table:table-cell>
          <table:table-cell table:number-columns-repeated="12"/>
          <table:table-cell office:value-type="string" calcext:value-type="string">
            <text:p>J742462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0670" calcext:value-type="float">
            <text:p>1906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นาย พัฒนา ลือช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21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6553" calcext:value-type="float">
            <text:p>86553</text:p>
          </table:table-cell>
          <table:table-cell office:value-type="string" calcext:value-type="string">
            <text:p>2561/14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table:number-columns-repeated="12"/>
          <table:table-cell office:value-type="string" calcext:value-type="string">
            <text:p>J7315092</text:p>
          </table:table-cell>
          <table:table-cell office:value-type="string" calcext:value-type="string">
            <text:p>ปช.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ง อวย บริสุทธิ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23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2708" calcext:value-type="float">
            <text:p>92708</text:p>
          </table:table-cell>
          <table:table-cell office:value-type="string" calcext:value-type="string">
            <text:p>2561/1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ฉะเชิงเทรา</text:p>
          </table:table-cell>
          <table:table-cell table:number-columns-repeated="12"/>
          <table:table-cell office:value-type="string" calcext:value-type="string">
            <text:p>J7439682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81320" calcext:value-type="float">
            <text:p>813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.ส. เบญจวรรณ รุ่งเร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30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2725" calcext:value-type="float">
            <text:p>92725</text:p>
          </table:table-cell>
          <table:table-cell office:value-type="string" calcext:value-type="string">
            <text:p>2561/1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ฉะเชิงเทรา</text:p>
          </table:table-cell>
          <table:table-cell table:number-columns-repeated="12"/>
          <table:table-cell office:value-type="string" calcext:value-type="string">
            <text:p>J743967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10200" calcext:value-type="float">
            <text:p>1102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ด.ช. ภาคภูมิ ศิล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10-11T13:36:30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0868" calcext:value-type="float">
            <text:p>80868</text:p>
          </table:table-cell>
          <table:table-cell office:value-type="string" calcext:value-type="string">
            <text:p>2561/1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6"/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float" office:value="1363485" calcext:value-type="float">
            <text:p>1363485</text:p>
          </table:table-cell>
          <table:table-cell office:value-type="string" calcext:value-type="string">
            <text:p>สามัญ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ง อังคณา ศักดา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10-11T13:36:17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string" calcext:value-type="string">
            <text:p>19-05-2561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</table:table-row>
        <table:table-row table:style-name="ro1">
          <table:table-cell office:value-type="float" office:value="80886" calcext:value-type="float">
            <text:p>80886</text:p>
          </table:table-cell>
          <table:table-cell office:value-type="string" calcext:value-type="string">
            <text:p>2561/1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6"/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87480" calcext:value-type="float">
            <text:p>1874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ประภัสสร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6:17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161" calcext:value-type="float">
            <text:p>1161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</table:table-row>
        <table:table-row table:style-name="ro1">
          <table:table-cell office:value-type="float" office:value="80887" calcext:value-type="float">
            <text:p>80887</text:p>
          </table:table-cell>
          <table:table-cell office:value-type="string" calcext:value-type="string">
            <text:p>2561/1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6"/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4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ดาวเรือง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10-11T13:36:17" calcext:value-type="date">
            <text:p>10/11/18 01:3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1011_1336_01239.csv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53131911" calcext:value-type="float">
            <text:p>53131911</text:p>
          </table:table-cell>
          <table:table-cell office:value-type="date" office:date-value="2018-10-11T13:39:50" calcext:value-type="date">
            <text:p>10/11/18 01:39 PM</text:p>
          </table:table-cell>
          <table:table-cell office:value-type="float" office:value="1160" calcext:value-type="float">
            <text:p>1160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12"/>
          <table:table-cell office:value-type="string" calcext:value-type="string">
            <text:p>J739619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00830" calcext:value-type="float">
            <text:p>1008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3" calcext:value-type="date">
            <text:p>2017-01-23</text:p>
          </table:table-cell>
          <table:table-cell office:value-type="string" calcext:value-type="string">
            <text:p>นาย สอน มั่นค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2561/09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ชะอำ</text:p>
          </table:table-cell>
          <table:table-cell table:number-columns-repeated="12"/>
          <table:table-cell office:value-type="string" calcext:value-type="string">
            <text:p>J7470419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9720" calcext:value-type="float">
            <text:p>1397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าย สันติ แสงจันทร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18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3"/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นายวิว <text:s/>สัมฤทธิ์</text:p>
          </table:table-cell>
          <table:table-cell table:number-columns-repeated="3"/>
          <table:table-cell office:value-type="float" office:value="1287780" calcext:value-type="float">
            <text:p>1287780</text:p>
          </table:table-cell>
          <table:table-cell office:value-type="string" calcext:value-type="string">
            <text:p>สามัญ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02-18" calcext:value-type="date">
            <text:p>2017-02-18</text:p>
          </table:table-cell>
          <table:table-cell office:value-type="string" calcext:value-type="string">
            <text:p>นาง ปัง ปกนาง</text:p>
          </table:table-cell>
          <table:table-cell office:value-type="float" office:value="539" calcext:value-type="float">
            <text:p>539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7-02-2561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3"/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นายวิว <text:s/>สัมฤทธิ์</text:p>
          </table:table-cell>
          <table:table-cell table:number-columns-repeated="3"/>
          <table:table-cell office:value-type="float" office:value="1326266" calcext:value-type="float">
            <text:p>1326266</text:p>
          </table:table-cell>
          <table:table-cell office:value-type="string" calcext:value-type="string">
            <text:p>สามัญ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2-26" calcext:value-type="date">
            <text:p>2016-12-26</text:p>
          </table:table-cell>
          <table:table-cell office:value-type="string" calcext:value-type="string">
            <text:p>นาย มน ปกนาง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5-12-2560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3"/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นายวิว <text:s/>สัมฤทธิ์</text:p>
          </table:table-cell>
          <table:table-cell table:number-columns-repeated="3"/>
          <table:table-cell office:value-type="float" office:value="1392085" calcext:value-type="float">
            <text:p>139208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8340" calcext:value-type="float">
            <text:p>8340</text:p>
          </table:table-cell>
          <table:table-cell office:value-type="float" office:value="465000" calcext:value-type="float">
            <text:p>465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5-23" calcext:value-type="date">
            <text:p>2017-05-23</text:p>
          </table:table-cell>
          <table:table-cell office:value-type="string" calcext:value-type="string">
            <text:p>น.ส. วนิดา สัมฤทธิ์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2-05-2562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3"/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นายวิว <text:s/>สัมฤทธิ์</text:p>
          </table:table-cell>
          <table:table-cell table:number-columns-repeated="3"/>
          <table:table-cell office:value-type="string" calcext:value-type="string">
            <text:p>J7473275</text:p>
          </table:table-cell>
          <table:table-cell office:value-type="string" calcext:value-type="string">
            <text:p>ปช.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67170" calcext:value-type="float">
            <text:p>671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3-20" calcext:value-type="date">
            <text:p>2017-03-20</text:p>
          </table:table-cell>
          <table:table-cell office:value-type="string" calcext:value-type="string">
            <text:p>นาย ประยูร ทองแด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2561/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บ้านโป่ง</text:p>
          </table:table-cell>
          <table:table-cell table:number-columns-repeated="3"/>
          <table:table-cell office:value-type="float" office:value="3214787" calcext:value-type="float">
            <text:p>3214787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นายวิว <text:s/>สัมฤทธิ์</text:p>
          </table:table-cell>
          <table:table-cell office:value-type="float" office:value="3214787" calcext:value-type="float">
            <text:p>3214787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นายวิว <text:s/>สัมฤทธิ์</text:p>
          </table:table-cell>
          <table:table-cell table:number-columns-repeated="3"/>
          <table:table-cell office:value-type="string" calcext:value-type="string">
            <text:p>J747329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7090" calcext:value-type="float">
            <text:p>570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4-03" calcext:value-type="date">
            <text:p>2017-04-03</text:p>
          </table:table-cell>
          <table:table-cell office:value-type="string" calcext:value-type="string">
            <text:p>นาง เล็ก ทันสมัย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1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2561/0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เพชรบุรี</text:p>
          </table:table-cell>
          <table:table-cell table:number-columns-repeated="12"/>
          <table:table-cell office:value-type="string" calcext:value-type="string">
            <text:p>J746528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3510" calcext:value-type="float">
            <text:p>1135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น.ส. ละเมียด พุ่มพว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1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05488" calcext:value-type="float">
            <text:p>105488</text:p>
          </table:table-cell>
          <table:table-cell office:value-type="string" calcext:value-type="string">
            <text:p>2561/0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05" calcext:value-type="float">
            <text:p>103260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6-16" calcext:value-type="date">
            <text:p>2016-06-16</text:p>
          </table:table-cell>
          <table:table-cell office:value-type="string" calcext:value-type="string">
            <text:p>นาง อรนุช แก้วผลึก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6-12T13:08:32" calcext:value-type="date">
            <text:p>06/12/18 01:08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612_1308_30097.csv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53628387" calcext:value-type="float">
            <text:p>53628387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string" calcext:value-type="string">
            <text:p>15-06-2561</text:p>
          </table:table-cell>
          <table:table-cell table:number-columns-repeated="3"/>
        </table:table-row>
        <table:table-row table:style-name="ro1">
          <table:table-cell office:value-type="float" office:value="105505" calcext:value-type="float">
            <text:p>105505</text:p>
          </table:table-cell>
          <table:table-cell office:value-type="string" calcext:value-type="string">
            <text:p>2561/0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float" office:value="1032650" calcext:value-type="float">
            <text:p>103265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นาย โชติ เกื้อหนุน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6-12T13:08:32" calcext:value-type="date">
            <text:p>06/12/18 01:08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612_1308_30097.csv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53628387" calcext:value-type="float">
            <text:p>53628387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string" calcext:value-type="string">
            <text:p>27-11-2561</text:p>
          </table:table-cell>
          <table:table-cell table:number-columns-repeated="3"/>
        </table:table-row>
        <table:table-row table:style-name="ro1">
          <table:table-cell office:value-type="float" office:value="105264" calcext:value-type="float">
            <text:p>105264</text:p>
          </table:table-cell>
          <table:table-cell office:value-type="string" calcext:value-type="string">
            <text:p>2561/0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45739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4440" calcext:value-type="float">
            <text:p>134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นาย ธานี ปัญญ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5-22T18:00:51" calcext:value-type="date">
            <text:p>05/22/18 06:00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522_1800_91662.csv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53364231" calcext:value-type="float">
            <text:p>53364231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105557" calcext:value-type="float">
            <text:p>105557</text:p>
          </table:table-cell>
          <table:table-cell office:value-type="string" calcext:value-type="string">
            <text:p>2561/0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นนทบุรี</text:p>
          </table:table-cell>
          <table:table-cell table:number-columns-repeated="3"/>
          <table:table-cell office:value-type="float" office:value="4201096" calcext:value-type="float">
            <text:p>420109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งอรนุช แก้วผลึก</text:p>
          </table:table-cell>
          <table:table-cell office:value-type="float" office:value="4201096" calcext:value-type="float">
            <text:p>4201096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นางอรนุช แก้วผลึก</text:p>
          </table:table-cell>
          <table:table-cell table:number-columns-repeated="3"/>
          <table:table-cell office:value-type="string" calcext:value-type="string">
            <text:p>J745739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4440" calcext:value-type="float">
            <text:p>134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17" calcext:value-type="date">
            <text:p>2016-11-17</text:p>
          </table:table-cell>
          <table:table-cell office:value-type="string" calcext:value-type="string">
            <text:p>นาย ธานี ปัญญ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6-12T13:08:32" calcext:value-type="date">
            <text:p>06/12/18 01:08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612_1308_30097.csv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53628387" calcext:value-type="float">
            <text:p>53628387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2561/0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ลพบุรี</text:p>
          </table:table-cell>
          <table:table-cell table:number-columns-repeated="12"/>
          <table:table-cell office:value-type="string" calcext:value-type="string">
            <text:p>J744142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ผดุง มาล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string" calcext:value-type="string">
            <text:p>2561/0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ชลบุรี</text:p>
          </table:table-cell>
          <table:table-cell table:number-columns-repeated="12"/>
          <table:table-cell office:value-type="string" calcext:value-type="string">
            <text:p>J745322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1320" calcext:value-type="float">
            <text:p>1013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าย อรุณ มงคล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3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2561/0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บ้านไผ่</text:p>
          </table:table-cell>
          <table:table-cell table:number-columns-repeated="12"/>
          <table:table-cell office:value-type="string" calcext:value-type="string">
            <text:p>J7397389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8120" calcext:value-type="float">
            <text:p>1081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6-10" calcext:value-type="date">
            <text:p>2016-06-10</text:p>
          </table:table-cell>
          <table:table-cell office:value-type="string" calcext:value-type="string">
            <text:p>นางปราณี กรอ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25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90410" calcext:value-type="float">
            <text:p>90410</text:p>
          </table:table-cell>
          <table:table-cell office:value-type="string" calcext:value-type="string">
            <text:p>2561/0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table:number-columns-repeated="3"/>
          <table:table-cell office:value-type="float" office:value="5503557" calcext:value-type="float">
            <text:p>55035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เขตงานว่าง</text:p>
          </table:table-cell>
          <table:table-cell table:number-columns-repeated="6"/>
          <table:table-cell office:value-type="float" office:value="1241972" calcext:value-type="float">
            <text:p>1241972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 เซฟดั่งใจ 12/6 </text:p>
          </table:table-cell>
          <table:table-cell office:value-type="date" office:date-value="2016-08-08" calcext:value-type="date">
            <text:p>2016-08-08</text:p>
          </table:table-cell>
          <table:table-cell office:value-type="string" calcext:value-type="string">
            <text:p>น.ส. ประเทือง ประคอง</text:p>
          </table:table-cell>
          <table:table-cell office:value-type="float" office:value="130" calcext:value-type="float">
            <text:p>130</text:p>
          </table:table-cell>
          <table:table-cell office:value-type="date" office:date-value="2018-05-22T17:57:03" calcext:value-type="date">
            <text:p>05/22/18 05:57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522_1800_91662.csv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float" office:value="53364231" calcext:value-type="float">
            <text:p>53364231</text:p>
          </table:table-cell>
          <table:table-cell office:value-type="date" office:date-value="2018-05-22T18:01:18" calcext:value-type="date">
            <text:p>05/22/18 06:01 PM</text:p>
          </table:table-cell>
          <table:table-cell office:value-type="string" calcext:value-type="string">
            <text:p>07-08-2561</text:p>
          </table:table-cell>
          <table:table-cell table:number-columns-repeated="3"/>
        </table:table-row>
        <table:table-row table:style-name="ro1">
          <table:table-cell office:value-type="float" office:value="12647" calcext:value-type="float">
            <text:p>12647</text:p>
          </table:table-cell>
          <table:table-cell office:value-type="string" calcext:value-type="string">
            <text:p>2561/09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นครราชสีมา</text:p>
          </table:table-cell>
          <table:table-cell table:number-columns-repeated="12"/>
          <table:table-cell office:value-type="string" calcext:value-type="string">
            <text:p>J7467018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1650" calcext:value-type="float">
            <text:p>7165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ละม่อม ภิญโ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7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2561/09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float" office:value="1301420" calcext:value-type="float">
            <text:p>1301420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8290" calcext:value-type="float">
            <text:p>829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ซฟรับทรัพย์ คุ้มกระจาย</text:p>
          </table:table-cell>
          <table:table-cell office:value-type="date" office:date-value="2017-04-24" calcext:value-type="date">
            <text:p>2017-04-24</text:p>
          </table:table-cell>
          <table:table-cell office:value-type="string" calcext:value-type="string">
            <text:p>นาย วิเชียร พุ่มพวง</text:p>
          </table:table-cell>
          <table:table-cell office:value-type="float" office:value="34" calcext:value-type="float">
            <text:p>34</text:p>
          </table:table-cell>
          <table:table-cell office:value-type="date" office:date-value="2018-07-03T14:15:28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3-04-2562</text:p>
          </table:table-cell>
          <table:table-cell table:number-columns-repeated="3"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string" calcext:value-type="string">
            <text:p>2561/09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17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7260" calcext:value-type="float">
            <text:p>1172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13" calcext:value-type="date">
            <text:p>2016-09-13</text:p>
          </table:table-cell>
          <table:table-cell office:value-type="string" calcext:value-type="string">
            <text:p>นาย วินัย สนใจ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28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string" calcext:value-type="string">
            <text:p>2561/09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28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6800" calcext:value-type="float">
            <text:p>1268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ง น้ำอ้อย ขันต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8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2561/09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โคกสำโรง</text:p>
          </table:table-cell>
          <table:table-cell table:number-columns-repeated="3"/>
          <table:table-cell office:value-type="float" office:value="4202928" calcext:value-type="float">
            <text:p>420292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นายวิเชียร พุ่มพวง</text:p>
          </table:table-cell>
          <table:table-cell office:value-type="float" office:value="4202928" calcext:value-type="float">
            <text:p>4202928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นายวิเชียร พุ่มพวง</text:p>
          </table:table-cell>
          <table:table-cell table:number-columns-repeated="3"/>
          <table:table-cell office:value-type="string" calcext:value-type="string">
            <text:p>J743432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1370" calcext:value-type="float">
            <text:p>13137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3-16" calcext:value-type="date">
            <text:p>2017-03-16</text:p>
          </table:table-cell>
          <table:table-cell office:value-type="string" calcext:value-type="string">
            <text:p>นาง จินตนา อาจหา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28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87277" calcext:value-type="float">
            <text:p>87277</text:p>
          </table:table-cell>
          <table:table-cell office:value-type="string" calcext:value-type="string">
            <text:p>2561/0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สุรินทร์</text:p>
          </table:table-cell>
          <table:table-cell table:number-columns-repeated="12"/>
          <table:table-cell office:value-type="string" calcext:value-type="string">
            <text:p>J7315092</text:p>
          </table:table-cell>
          <table:table-cell office:value-type="string" calcext:value-type="string">
            <text:p>ปช.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980" calcext:value-type="float">
            <text:p>3898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ง อวย บริสุทธิ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17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17407" calcext:value-type="float">
            <text:p>17407</text:p>
          </table:table-cell>
          <table:table-cell office:value-type="string" calcext:value-type="string">
            <text:p>2561/09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59</text:p>
          </table:table-cell>
          <table:table-cell office:value-type="string" calcext:value-type="string">
            <text:p>ปช.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9820" calcext:value-type="float">
            <text:p>2098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สมบัติ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string" calcext:value-type="string">
            <text:p>2561/09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ปักธงชัย</text:p>
          </table:table-cell>
          <table:table-cell table:number-columns-repeated="12"/>
          <table:table-cell office:value-type="string" calcext:value-type="string">
            <text:p>J7472060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1150" calcext:value-type="float">
            <text:p>12115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พงศธร ทศทิศ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8841" calcext:value-type="float">
            <text:p>18841</text:p>
          </table:table-cell>
          <table:table-cell office:value-type="string" calcext:value-type="string">
            <text:p>2561/09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เกาะคา</text:p>
          </table:table-cell>
          <table:table-cell table:number-columns-repeated="12"/>
          <table:table-cell office:value-type="string" calcext:value-type="string">
            <text:p>J746546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3160" calcext:value-type="float">
            <text:p>1031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าย จำลอง ฉิมพล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3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18861" calcext:value-type="float">
            <text:p>18861</text:p>
          </table:table-cell>
          <table:table-cell office:value-type="string" calcext:value-type="string">
            <text:p>2561/09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เกาะคา</text:p>
          </table:table-cell>
          <table:table-cell table:number-columns-repeated="12"/>
          <table:table-cell office:value-type="string" calcext:value-type="string">
            <text:p>J746545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4420" calcext:value-type="float">
            <text:p>944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ปองคุณ ต่างถิ่น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3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8931" calcext:value-type="float">
            <text:p>18931</text:p>
          </table:table-cell>
          <table:table-cell office:value-type="string" calcext:value-type="string">
            <text:p>2561/09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พัทยา</text:p>
          </table:table-cell>
          <table:table-cell table:number-columns-repeated="12"/>
          <table:table-cell office:value-type="string" calcext:value-type="string">
            <text:p>J745061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8100" calcext:value-type="float">
            <text:p>681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ง บรรจง มั่นค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3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string" calcext:value-type="string">
            <text:p>2561/0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กาญจนบุรี</text:p>
          </table:table-cell>
          <table:table-cell table:number-columns-repeated="12"/>
          <table:table-cell office:value-type="string" calcext:value-type="string">
            <text:p>J7424916</text:p>
          </table:table-cell>
          <table:table-cell office:value-type="string" calcext:value-type="string">
            <text:p>ปช.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9520" calcext:value-type="float">
            <text:p>1295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าย มณฑล ภิญโ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4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72713" calcext:value-type="float">
            <text:p>72713</text:p>
          </table:table-cell>
          <table:table-cell office:value-type="string" calcext:value-type="string">
            <text:p>2561/05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มุกดาหาร</text:p>
          </table:table-cell>
          <table:table-cell table:number-columns-repeated="12"/>
          <table:table-cell office:value-type="string" calcext:value-type="string">
            <text:p>J73920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8060" calcext:value-type="float">
            <text:p>580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ปรีดา พิเคราะห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05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2561/09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12"/>
          <table:table-cell office:value-type="string" calcext:value-type="string">
            <text:p>J74693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3190" calcext:value-type="float">
            <text:p>931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4" calcext:value-type="date">
            <text:p>2017-01-14</text:p>
          </table:table-cell>
          <table:table-cell office:value-type="string" calcext:value-type="string">
            <text:p>นาย อุทัย โอช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2561/09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53076" calcext:value-type="float">
            <text:p>135307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09-19" calcext:value-type="date">
            <text:p>2016-09-19</text:p>
          </table:table-cell>
          <table:table-cell office:value-type="string" calcext:value-type="string">
            <text:p>นาง สำลี เชิดชู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8-09-2561</text:p>
          </table:table-cell>
          <table:table-cell table:number-columns-repeated="3"/>
        </table:table-row>
        <table:table-row table:style-name="ro1">
          <table:table-cell office:value-type="float" office:value="22108" calcext:value-type="float">
            <text:p>22108</text:p>
          </table:table-cell>
          <table:table-cell office:value-type="string" calcext:value-type="string">
            <text:p>2561/09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86631" calcext:value-type="float">
            <text:p>1386631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9" calcext:value-type="date">
            <text:p>2016-12-29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8-12-2561</text:p>
          </table:table-cell>
          <table:table-cell table:number-columns-repeated="3"/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2561/09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31444" calcext:value-type="float">
            <text:p>1331444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4" calcext:value-type="date">
            <text:p>2016-12-24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3-06-2561</text:p>
          </table:table-cell>
          <table:table-cell table:number-columns-repeated="3"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2561/09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เดชอุดม</text:p>
          </table:table-cell>
          <table:table-cell table:number-columns-repeated="3"/>
          <table:table-cell office:value-type="float" office:value="5000147" calcext:value-type="float">
            <text:p>5000147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นายมนตรี ส่งเสริม</text:p>
          </table:table-cell>
          <table:table-cell office:value-type="float" office:value="5000147" calcext:value-type="float">
            <text:p>50001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นายมนตรี ส่งเสริม</text:p>
          </table:table-cell>
          <table:table-cell table:number-columns-repeated="3"/>
          <table:table-cell office:value-type="float" office:value="1386628" calcext:value-type="float">
            <text:p>1386628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6-12-29" calcext:value-type="date">
            <text:p>2016-12-29</text:p>
          </table:table-cell>
          <table:table-cell office:value-type="string" calcext:value-type="string">
            <text:p>นาง สวาท ส่งเสริม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8-06-2561</text:p>
          </table:table-cell>
          <table:table-cell table:number-columns-repeated="3"/>
        </table:table-row>
        <table:table-row table:style-name="ro1">
          <table:table-cell office:value-type="float" office:value="22548" calcext:value-type="float">
            <text:p>22548</text:p>
          </table:table-cell>
          <table:table-cell office:value-type="string" calcext:value-type="string">
            <text:p>2561/09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กงไกรลาศ</text:p>
          </table:table-cell>
          <table:table-cell table:number-columns-repeated="3"/>
          <table:table-cell office:value-type="float" office:value="5511133" calcext:value-type="float">
            <text:p>5511133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นางวันเพ็ญ สดชื่น</text:p>
          </table:table-cell>
          <table:table-cell office:value-type="float" office:value="5511133" calcext:value-type="float">
            <text:p>5511133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นางวันเพ็ญ สดชื่น</text:p>
          </table:table-cell>
          <table:table-cell table:number-columns-repeated="3"/>
          <table:table-cell office:value-type="float" office:value="1324200" calcext:value-type="float">
            <text:p>1324200</text:p>
          </table:table-cell>
          <table:table-cell office:value-type="string" calcext:value-type="string">
            <text:p>สามัญ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2-01" calcext:value-type="date">
            <text:p>2016-12-01</text:p>
          </table:table-cell>
          <table:table-cell office:value-type="string" calcext:value-type="string">
            <text:p>นาง ผิว เชิดชู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30-11-2560</text:p>
          </table:table-cell>
          <table:table-cell table:number-columns-repeated="3"/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2561/09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กงไกรลาศ</text:p>
          </table:table-cell>
          <table:table-cell table:number-columns-repeated="3"/>
          <table:table-cell office:value-type="float" office:value="5511133" calcext:value-type="float">
            <text:p>5511133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นางวันเพ็ญ สดชื่น</text:p>
          </table:table-cell>
          <table:table-cell office:value-type="float" office:value="5511133" calcext:value-type="float">
            <text:p>5511133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นางวันเพ็ญ สดชื่น</text:p>
          </table:table-cell>
          <table:table-cell table:number-columns-repeated="3"/>
          <table:table-cell office:value-type="string" calcext:value-type="string">
            <text:p>J746217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6580" calcext:value-type="float">
            <text:p>765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น.ส. สายฝน พ่วงพี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22826" calcext:value-type="float">
            <text:p>22826</text:p>
          </table:table-cell>
          <table:table-cell office:value-type="string" calcext:value-type="string">
            <text:p>2561/09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กงไกรลาศ</text:p>
          </table:table-cell>
          <table:table-cell table:number-columns-repeated="6"/>
          <table:table-cell office:value-type="float" office:value="5510489" calcext:value-type="float">
            <text:p>551048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น.ส.ทุเรียน <text:s/>มั่นหมาย</text:p>
          </table:table-cell>
          <table:table-cell table:number-columns-repeated="3"/>
          <table:table-cell office:value-type="string" calcext:value-type="string">
            <text:p>J729629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81540" calcext:value-type="float">
            <text:p>815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7-05" calcext:value-type="date">
            <text:p>2016-07-05</text:p>
          </table:table-cell>
          <table:table-cell office:value-type="string" calcext:value-type="string">
            <text:p>นาง เบ้า ผิวขาว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3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3459" calcext:value-type="float">
            <text:p>23459</text:p>
          </table:table-cell>
          <table:table-cell office:value-type="string" calcext:value-type="string">
            <text:p>2561/09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31463" calcext:value-type="float">
            <text:p>133146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2-20" calcext:value-type="date">
            <text:p>2016-12-20</text:p>
          </table:table-cell>
          <table:table-cell office:value-type="string" calcext:value-type="string">
            <text:p>นาย เล็ก มาลัย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07-03T14:15:37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9-06-2561</text:p>
          </table:table-cell>
          <table:table-cell table:number-columns-repeated="3"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2561/09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31583" calcext:value-type="float">
            <text:p>1331583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3-11" calcext:value-type="date">
            <text:p>2017-03-11</text:p>
          </table:table-cell>
          <table:table-cell office:value-type="string" calcext:value-type="string">
            <text:p>นาย สุนทร บริสุทธิ์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07-03T14:15:37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0-03-2562</text:p>
          </table:table-cell>
          <table:table-cell table:number-columns-repeated="3"/>
        </table:table-row>
        <table:table-row table:style-name="ro1">
          <table:table-cell office:value-type="float" office:value="23472" calcext:value-type="float">
            <text:p>23472</text:p>
          </table:table-cell>
          <table:table-cell office:value-type="string" calcext:value-type="string">
            <text:p>2561/09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float" office:value="1375324" calcext:value-type="float">
            <text:p>1375324</text:p>
          </table:table-cell>
          <table:table-cell office:value-type="string" calcext:value-type="string">
            <text:p>สามัญ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0-31" calcext:value-type="date">
            <text:p>2016-10-31</text:p>
          </table:table-cell>
          <table:table-cell office:value-type="string" calcext:value-type="string">
            <text:p>นาง มาลา ใจบุญ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07-03T14:15:37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30-10-2560</text:p>
          </table:table-cell>
          <table:table-cell table:number-columns-repeated="3"/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string" calcext:value-type="string">
            <text:p>2561/09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เขื่องใน</text:p>
          </table:table-cell>
          <table:table-cell table:number-columns-repeated="6"/>
          <table:table-cell office:value-type="float" office:value="3409229" calcext:value-type="float">
            <text:p>3409229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นางสมบูรณ์ มาลัย</text:p>
          </table:table-cell>
          <table:table-cell table:number-columns-repeated="3"/>
          <table:table-cell office:value-type="string" calcext:value-type="string">
            <text:p>J744788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75680" calcext:value-type="float">
            <text:p>756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8-01" calcext:value-type="date">
            <text:p>2016-08-01</text:p>
          </table:table-cell>
          <table:table-cell office:value-type="string" calcext:value-type="string">
            <text:p>นาง สมบูรณ์ มาลัย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37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7395" calcext:value-type="float">
            <text:p>27395</text:p>
          </table:table-cell>
          <table:table-cell office:value-type="string" calcext:value-type="string">
            <text:p>2561/09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อุตรดิตถ์</text:p>
          </table:table-cell>
          <table:table-cell table:number-columns-repeated="6"/>
          <table:table-cell office:value-type="float" office:value="4602791" calcext:value-type="float">
            <text:p>4602791</text:p>
          </table:table-cell>
          <table:table-cell office:value-type="float" office:value="19035" calcext:value-type="float">
            <text:p>19035</text:p>
          </table:table-cell>
          <table:table-cell office:value-type="string" calcext:value-type="string">
            <text:p>นางระเบียง มีชัย</text:p>
          </table:table-cell>
          <table:table-cell table:number-columns-repeated="3"/>
          <table:table-cell office:value-type="float" office:value="1379145" calcext:value-type="float">
            <text:p>137914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7-02-06" calcext:value-type="date">
            <text:p>2017-02-06</text:p>
          </table:table-cell>
          <table:table-cell office:value-type="string" calcext:value-type="string">
            <text:p>นาง ระเบียง มีชัย</text:p>
          </table:table-cell>
          <table:table-cell office:value-type="float" office:value="539" calcext:value-type="float">
            <text:p>539</text:p>
          </table:table-cell>
          <table:table-cell office:value-type="date" office:date-value="2018-07-03T14:15:40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05-02-2562</text:p>
          </table:table-cell>
          <table:table-cell table:number-columns-repeated="3"/>
        </table:table-row>
        <table:table-row table:style-name="ro1">
          <table:table-cell office:value-type="float" office:value="103959" calcext:value-type="float">
            <text:p>103959</text:p>
          </table:table-cell>
          <table:table-cell office:value-type="string" calcext:value-type="string">
            <text:p>2561/08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อู่ทอง</text:p>
          </table:table-cell>
          <table:table-cell table:number-columns-repeated="6"/>
          <table:table-cell office:value-type="float" office:value="4601120" calcext:value-type="float">
            <text:p>4601120</text:p>
          </table:table-cell>
          <table:table-cell office:value-type="float" office:value="50016" calcext:value-type="float">
            <text:p>50016</text:p>
          </table:table-cell>
          <table:table-cell office:value-type="string" calcext:value-type="string">
            <text:p>นายบัว เสียงดัง</text:p>
          </table:table-cell>
          <table:table-cell table:number-columns-repeated="3"/>
          <table:table-cell office:value-type="float" office:value="1304626" calcext:value-type="float">
            <text:p>1304626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ตลอดชีพ 99/5</text:p>
          </table:table-cell>
          <table:table-cell office:value-type="date" office:date-value="2016-06-23" calcext:value-type="date">
            <text:p>2016-06-23</text:p>
          </table:table-cell>
          <table:table-cell office:value-type="string" calcext:value-type="string">
            <text:p>นาย ปัญญา เสียงดัง</text:p>
          </table:table-cell>
          <table:table-cell office:value-type="float" office:value="162" calcext:value-type="float">
            <text:p>162</text:p>
          </table:table-cell>
          <table:table-cell office:value-type="date" office:date-value="2018-06-12T13:08:31" calcext:value-type="date">
            <text:p>06/12/18 01:08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612_1308_30097.csv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float" office:value="53628387" calcext:value-type="float">
            <text:p>53628387</text:p>
          </table:table-cell>
          <table:table-cell office:value-type="date" office:date-value="2018-06-12T13:09:09" calcext:value-type="date">
            <text:p>06/12/18 01:09 PM</text:p>
          </table:table-cell>
          <table:table-cell office:value-type="string" calcext:value-type="string">
            <text:p>22-06-2562</text:p>
          </table:table-cell>
          <table:table-cell table:number-columns-repeated="3"/>
        </table:table-row>
        <table:table-row table:style-name="ro1">
          <table:table-cell office:value-type="float" office:value="31137" calcext:value-type="float">
            <text:p>31137</text:p>
          </table:table-cell>
          <table:table-cell office:value-type="string" calcext:value-type="string">
            <text:p>2561/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3502830" calcext:value-type="float">
            <text:p>3502830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นายมนต์ สำแดง</text:p>
          </table:table-cell>
          <table:table-cell table:number-columns-repeated="3"/>
          <table:table-cell office:value-type="string" calcext:value-type="string">
            <text:p>J721402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6730" calcext:value-type="float">
            <text:p>667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6-25" calcext:value-type="date">
            <text:p>2016-06-25</text:p>
          </table:table-cell>
          <table:table-cell office:value-type="string" calcext:value-type="string">
            <text:p>นาย เพียง องอาจ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44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string" calcext:value-type="string">
            <text:p>2561/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3502830" calcext:value-type="float">
            <text:p>350283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นายมนต์ สำแดง</text:p>
          </table:table-cell>
          <table:table-cell office:value-type="float" office:value="3903804" calcext:value-type="float">
            <text:p>3903804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นายมณฑล แสงจันทร์</text:p>
          </table:table-cell>
          <table:table-cell table:number-columns-repeated="3"/>
          <table:table-cell office:value-type="string" calcext:value-type="string">
            <text:p>J721406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5560" calcext:value-type="float">
            <text:p>755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8-22" calcext:value-type="date">
            <text:p>2016-08-22</text:p>
          </table:table-cell>
          <table:table-cell office:value-type="string" calcext:value-type="string">
            <text:p>นาง นงลักษณ์ แสงจันทร์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44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31493" calcext:value-type="float">
            <text:p>31493</text:p>
          </table:table-cell>
          <table:table-cell office:value-type="string" calcext:value-type="string">
            <text:p>2561/0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ราชบุรี</text:p>
          </table:table-cell>
          <table:table-cell table:number-columns-repeated="3"/>
          <table:table-cell office:value-type="float" office:value="4900230" calcext:value-type="float">
            <text:p>49002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นายสมควร สมบูรณ์</text:p>
          </table:table-cell>
          <table:table-cell office:value-type="float" office:value="4900230" calcext:value-type="float">
            <text:p>4900230</text:p>
          </table:table-cell>
          <table:table-cell office:value-type="float" office:value="43001" calcext:value-type="float">
            <text:p>43001</text:p>
          </table:table-cell>
          <table:table-cell office:value-type="string" calcext:value-type="string">
            <text:p>นายสมควร สมบูรณ์</text:p>
          </table:table-cell>
          <table:table-cell table:number-columns-repeated="3"/>
          <table:table-cell office:value-type="string" calcext:value-type="string">
            <text:p>J7214121</text:p>
          </table:table-cell>
          <table:table-cell office:value-type="string" calcext:value-type="string">
            <text:p>ปช.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13160" calcext:value-type="float">
            <text:p>21316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0-10" calcext:value-type="date">
            <text:p>2016-10-10</text:p>
          </table:table-cell>
          <table:table-cell office:value-type="string" calcext:value-type="string">
            <text:p>นาย วินัย ยิ่งย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44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36422" calcext:value-type="float">
            <text:p>36422</text:p>
          </table:table-cell>
          <table:table-cell office:value-type="string" calcext:value-type="string">
            <text:p>2561/0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เสนา</text:p>
          </table:table-cell>
          <table:table-cell table:number-columns-repeated="12"/>
          <table:table-cell office:value-type="string" calcext:value-type="string">
            <text:p>J74706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5120" calcext:value-type="float">
            <text:p>115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.ส. สุรีย์ มีคุณเอี่ย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4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89644" calcext:value-type="float">
            <text:p>89644</text:p>
          </table:table-cell>
          <table:table-cell office:value-type="string" calcext:value-type="string">
            <text:p>2561/0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table:number-columns-repeated="3"/>
          <table:table-cell office:value-type="float" office:value="5503557" calcext:value-type="float">
            <text:p>55035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เขตงานว่าง</text:p>
          </table:table-cell>
          <table:table-cell table:number-columns-repeated="6"/>
          <table:table-cell office:value-type="float" office:value="1241938" calcext:value-type="float">
            <text:p>1241938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3-29" calcext:value-type="date">
            <text:p>2016-03-29</text:p>
          </table:table-cell>
          <table:table-cell office:value-type="string" calcext:value-type="string">
            <text:p>นาย ทศพล สามารถ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4-11T10:13:21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28-03-2562</text:p>
          </table:table-cell>
          <table:table-cell table:number-columns-repeated="3"/>
        </table:table-row>
        <table:table-row table:style-name="ro1">
          <table:table-cell office:value-type="float" office:value="89654" calcext:value-type="float">
            <text:p>89654</text:p>
          </table:table-cell>
          <table:table-cell office:value-type="string" calcext:value-type="string">
            <text:p>2561/0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บางนา</text:p>
          </table:table-cell>
          <table:table-cell table:number-columns-repeated="3"/>
          <table:table-cell office:value-type="float" office:value="5503557" calcext:value-type="float">
            <text:p>55035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เขตงานว่าง</text:p>
          </table:table-cell>
          <table:table-cell table:number-columns-repeated="6"/>
          <table:table-cell office:value-type="float" office:value="1241972" calcext:value-type="float">
            <text:p>1241972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ไทยสมุทร เซฟดั่งใจ 12/6 </text:p>
          </table:table-cell>
          <table:table-cell office:value-type="date" office:date-value="2016-08-08" calcext:value-type="date">
            <text:p>2016-08-08</text:p>
          </table:table-cell>
          <table:table-cell office:value-type="string" calcext:value-type="string">
            <text:p>น.ส. ประเทือง ประคอง</text:p>
          </table:table-cell>
          <table:table-cell office:value-type="float" office:value="130" calcext:value-type="float">
            <text:p>130</text:p>
          </table:table-cell>
          <table:table-cell office:value-type="date" office:date-value="2018-04-11T10:13:21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string" calcext:value-type="string">
            <text:p>07-08-2561</text:p>
          </table:table-cell>
          <table:table-cell table:number-columns-repeated="3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string" calcext:value-type="string">
            <text:p>2561/0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เสนา</text:p>
          </table:table-cell>
          <table:table-cell table:number-columns-repeated="12"/>
          <table:table-cell office:value-type="string" calcext:value-type="string">
            <text:p>J747066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1850" calcext:value-type="float">
            <text:p>12185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8" calcext:value-type="date">
            <text:p>2017-01-18</text:p>
          </table:table-cell>
          <table:table-cell office:value-type="string" calcext:value-type="string">
            <text:p>น.ส. เผอิญ ดีงา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4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string" calcext:value-type="string">
            <text:p>2561/09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สุโขทัย</text:p>
          </table:table-cell>
          <table:table-cell table:number-columns-repeated="12"/>
          <table:table-cell office:value-type="string" calcext:value-type="string">
            <text:p>J7419600</text:p>
          </table:table-cell>
          <table:table-cell office:value-type="string" calcext:value-type="string">
            <text:p>ปช.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4330" calcext:value-type="float">
            <text:p>6433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ศรราม จับใ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50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0251" calcext:value-type="float">
            <text:p>40251</text:p>
          </table:table-cell>
          <table:table-cell office:value-type="string" calcext:value-type="string">
            <text:p>2561/09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จุน</text:p>
          </table:table-cell>
          <table:table-cell table:number-columns-repeated="12"/>
          <table:table-cell office:value-type="string" calcext:value-type="string">
            <text:p>J7471604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78820" calcext:value-type="float">
            <text:p>788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าง รัศมี ทำด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5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0245" calcext:value-type="float">
            <text:p>40245</text:p>
          </table:table-cell>
          <table:table-cell office:value-type="string" calcext:value-type="string">
            <text:p>2561/09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จุน</text:p>
          </table:table-cell>
          <table:table-cell table:number-columns-repeated="12"/>
          <table:table-cell office:value-type="string" calcext:value-type="string">
            <text:p>J7471606</text:p>
          </table:table-cell>
          <table:table-cell office:value-type="string" calcext:value-type="string">
            <text:p>ปช.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960" calcext:value-type="float">
            <text:p>3896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ประเทือง ใจกว้า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5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40537" calcext:value-type="float">
            <text:p>40537</text:p>
          </table:table-cell>
          <table:table-cell office:value-type="string" calcext:value-type="string">
            <text:p>2561/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สิงห์บุรี</text:p>
          </table:table-cell>
          <table:table-cell table:number-columns-repeated="6"/>
          <table:table-cell office:value-type="float" office:value="5100456" calcext:value-type="float">
            <text:p>5100456</text:p>
          </table:table-cell>
          <table:table-cell office:value-type="float" office:value="89005" calcext:value-type="float">
            <text:p>89005</text:p>
          </table:table-cell>
          <table:table-cell office:value-type="string" calcext:value-type="string">
            <text:p>นางมาลี ก็อปปี้</text:p>
          </table:table-cell>
          <table:table-cell table:number-columns-repeated="3"/>
          <table:table-cell office:value-type="string" calcext:value-type="string">
            <text:p>J73831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5-10" calcext:value-type="date">
            <text:p>2016-05-10</text:p>
          </table:table-cell>
          <table:table-cell office:value-type="string" calcext:value-type="string">
            <text:p>น.ส.เจียม ผ่านมือ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52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2561/09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พัทลุง</text:p>
          </table:table-cell>
          <table:table-cell office:value-type="float" office:value="4401758" calcext:value-type="float">
            <text:p>44017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นางรัชนี สินสอดทองหมั้น</text:p>
          </table:table-cell>
          <table:table-cell table:number-columns-repeated="9"/>
          <table:table-cell office:value-type="string" calcext:value-type="string">
            <text:p>J7365414</text:p>
          </table:table-cell>
          <table:table-cell office:value-type="string" calcext:value-type="string">
            <text:p>ปช.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204660" calcext:value-type="float">
            <text:p>20466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7-09" calcext:value-type="date">
            <text:p>2016-07-09</text:p>
          </table:table-cell>
          <table:table-cell office:value-type="string" calcext:value-type="string">
            <text:p>นางกระโจม มัดเชื้อเพลิ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5:53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4256" calcext:value-type="float">
            <text:p>44256</text:p>
          </table:table-cell>
          <table:table-cell office:value-type="string" calcext:value-type="string">
            <text:p>2561/0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นครนายก</text:p>
          </table:table-cell>
          <table:table-cell table:number-columns-repeated="6"/>
          <table:table-cell office:value-type="float" office:value="5952286" calcext:value-type="float">
            <text:p>5952286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นายณรงค์ ดวงแก้ว</text:p>
          </table:table-cell>
          <table:table-cell table:number-columns-repeated="3"/>
          <table:table-cell office:value-type="float" office:value="1360355" calcext:value-type="float">
            <text:p>1360355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ซีเนียร์ แฮปปี้ 2 (เพื่อผู้สูงอายุ)</text:p>
          </table:table-cell>
          <table:table-cell office:value-type="date" office:date-value="2017-04-25" calcext:value-type="date">
            <text:p>2017-04-25</text:p>
          </table:table-cell>
          <table:table-cell office:value-type="string" calcext:value-type="string">
            <text:p>นาย สัมฤทธิ์ ดวงแก้ว</text:p>
          </table:table-cell>
          <table:table-cell office:value-type="float" office:value="147" calcext:value-type="float">
            <text:p>147</text:p>
          </table:table-cell>
          <table:table-cell office:value-type="date" office:date-value="2018-07-03T14:15:56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24-04-2562</text:p>
          </table:table-cell>
          <table:table-cell table:number-columns-repeated="3"/>
        </table:table-row>
        <table:table-row table:style-name="ro1">
          <table:table-cell office:value-type="float" office:value="47535" calcext:value-type="float">
            <text:p>47535</text:p>
          </table:table-cell>
          <table:table-cell office:value-type="string" calcext:value-type="string">
            <text:p>2561/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พระนครศรีอยุธยา</text:p>
          </table:table-cell>
          <table:table-cell table:number-columns-repeated="12"/>
          <table:table-cell office:value-type="string" calcext:value-type="string">
            <text:p>J745879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5120" calcext:value-type="float">
            <text:p>115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น.ส. มาลี ชื่นช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5:59" calcext:value-type="date">
            <text:p>07/03/18 02:15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8238" calcext:value-type="float">
            <text:p>58238</text:p>
          </table:table-cell>
          <table:table-cell office:value-type="string" calcext:value-type="string">
            <text:p>2561/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11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76120" calcext:value-type="float">
            <text:p>761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 นิตย์ ทองคำ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08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48747" calcext:value-type="float">
            <text:p>48747</text:p>
          </table:table-cell>
          <table:table-cell office:value-type="string" calcext:value-type="string">
            <text:p>2561/0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อ่างทอง</text:p>
          </table:table-cell>
          <table:table-cell table:number-columns-repeated="12"/>
          <table:table-cell office:value-type="string" calcext:value-type="string">
            <text:p>J7454099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5330" calcext:value-type="float">
            <text:p>953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1" calcext:value-type="date">
            <text:p>2017-01-11</text:p>
          </table:table-cell>
          <table:table-cell office:value-type="string" calcext:value-type="string">
            <text:p>นาย จินดา สนใจ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00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51091" calcext:value-type="float">
            <text:p>51091</text:p>
          </table:table-cell>
          <table:table-cell office:value-type="string" calcext:value-type="string">
            <text:p>2561/09</text:p>
          </table:table-cell>
          <table:table-cell office:value-type="float" office:value="5812" calcext:value-type="float">
            <text:p>5812</text:p>
          </table:table-cell>
          <table:table-cell office:value-type="string" calcext:value-type="string">
            <text:p>ฝาง</text:p>
          </table:table-cell>
          <table:table-cell table:number-columns-repeated="12"/>
          <table:table-cell office:value-type="string" calcext:value-type="string">
            <text:p>J746373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4780" calcext:value-type="float">
            <text:p>547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7" calcext:value-type="date">
            <text:p>2017-01-07</text:p>
          </table:table-cell>
          <table:table-cell office:value-type="string" calcext:value-type="string">
            <text:p>นาย สมหวัง อินทรีย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0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95267" calcext:value-type="float">
            <text:p>95267</text:p>
          </table:table-cell>
          <table:table-cell office:value-type="string" calcext:value-type="string">
            <text:p>2561/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ธนบุรี</text:p>
          </table:table-cell>
          <table:table-cell table:number-columns-repeated="12"/>
          <table:table-cell office:value-type="string" calcext:value-type="string">
            <text:p>J7450814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5-16" calcext:value-type="date">
            <text:p>2016-05-16</text:p>
          </table:table-cell>
          <table:table-cell office:value-type="string" calcext:value-type="string">
            <text:p>นาย มานพ มารศรี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25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5273" calcext:value-type="float">
            <text:p>95273</text:p>
          </table:table-cell>
          <table:table-cell office:value-type="string" calcext:value-type="string">
            <text:p>2561/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ธนบุรี</text:p>
          </table:table-cell>
          <table:table-cell table:number-columns-repeated="12"/>
          <table:table-cell office:value-type="string" calcext:value-type="string">
            <text:p>J745096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7080" calcext:value-type="float">
            <text:p>670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8-16" calcext:value-type="date">
            <text:p>2016-08-16</text:p>
          </table:table-cell>
          <table:table-cell office:value-type="string" calcext:value-type="string">
            <text:p>นางอุดม ทุ่นอวน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4-11T10:13:25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58966" calcext:value-type="float">
            <text:p>58966</text:p>
          </table:table-cell>
          <table:table-cell office:value-type="string" calcext:value-type="string">
            <text:p>2561/0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แก่งคอย</text:p>
          </table:table-cell>
          <table:table-cell table:number-columns-repeated="12"/>
          <table:table-cell office:value-type="string" calcext:value-type="string">
            <text:p>J7464934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8790" calcext:value-type="float">
            <text:p>68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7" calcext:value-type="date">
            <text:p>2017-01-17</text:p>
          </table:table-cell>
          <table:table-cell office:value-type="string" calcext:value-type="string">
            <text:p>นาย ประทีป บงการ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09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58227" calcext:value-type="float">
            <text:p>58227</text:p>
          </table:table-cell>
          <table:table-cell office:value-type="string" calcext:value-type="string">
            <text:p>2561/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สระบุรี</text:p>
          </table:table-cell>
          <table:table-cell table:number-columns-repeated="12"/>
          <table:table-cell office:value-type="string" calcext:value-type="string">
            <text:p>J7432086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45680" calcext:value-type="float">
            <text:p>1456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2" calcext:value-type="date">
            <text:p>2017-01-12</text:p>
          </table:table-cell>
          <table:table-cell office:value-type="string" calcext:value-type="string">
            <text:p>ด.ช. อภิรักษ์ ขวัญเม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08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61447" calcext:value-type="float">
            <text:p>61447</text:p>
          </table:table-cell>
          <table:table-cell office:value-type="string" calcext:value-type="string">
            <text:p>2561/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float" office:value="1372371" calcext:value-type="float">
            <text:p>1372371</text:p>
          </table:table-cell>
          <table:table-cell office:value-type="string" calcext:value-type="string">
            <text:p>สามัญ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สะสมทรัพย์ (90/20)</text:p>
          </table:table-cell>
          <table:table-cell office:value-type="date" office:date-value="2016-11-14" calcext:value-type="date">
            <text:p>2016-11-14</text:p>
          </table:table-cell>
          <table:table-cell office:value-type="string" calcext:value-type="string">
            <text:p>นาง สังวร อนุสรณ์</text:p>
          </table:table-cell>
          <table:table-cell office:value-type="float" office:value="104" calcext:value-type="float">
            <text:p>104</text:p>
          </table:table-cell>
          <table:table-cell office:value-type="date" office:date-value="2018-07-03T14:16:1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3-11-2560</text:p>
          </table:table-cell>
          <table:table-cell table:number-columns-repeated="3"/>
        </table:table-row>
        <table:table-row table:style-name="ro1">
          <table:table-cell office:value-type="float" office:value="61468" calcext:value-type="float">
            <text:p>61468</text:p>
          </table:table-cell>
          <table:table-cell office:value-type="string" calcext:value-type="string">
            <text:p>2561/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string" calcext:value-type="string">
            <text:p>J745784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8440" calcext:value-type="float">
            <text:p>584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1-25" calcext:value-type="date">
            <text:p>2016-11-25</text:p>
          </table:table-cell>
          <table:table-cell office:value-type="string" calcext:value-type="string">
            <text:p>นาย อนงค์ เหมันต์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6:1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61471" calcext:value-type="float">
            <text:p>61471</text:p>
          </table:table-cell>
          <table:table-cell office:value-type="string" calcext:value-type="string">
            <text:p>2561/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กาฬสินธุ์</text:p>
          </table:table-cell>
          <table:table-cell table:number-columns-repeated="3"/>
          <table:table-cell office:value-type="float" office:value="3268833" calcext:value-type="float">
            <text:p>326883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นายศักดิ์ อนุสรณ์</text:p>
          </table:table-cell>
          <table:table-cell office:value-type="float" office:value="3268833" calcext:value-type="float">
            <text:p>3268833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นายศักดิ์ อนุสรณ์</text:p>
          </table:table-cell>
          <table:table-cell table:number-columns-repeated="3"/>
          <table:table-cell office:value-type="string" calcext:value-type="string">
            <text:p>J745787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6130" calcext:value-type="float">
            <text:p>11613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นาย อนุชา อนุสรณ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1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97490" calcext:value-type="float">
            <text:p>97490</text:p>
          </table:table-cell>
          <table:table-cell office:value-type="string" calcext:value-type="string">
            <text:p>2561/0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ปัตตานี</text:p>
          </table:table-cell>
          <table:table-cell table:number-columns-repeated="12"/>
          <table:table-cell office:value-type="string" calcext:value-type="string">
            <text:p>J7379126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9410" calcext:value-type="float">
            <text:p>11941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.ส.สึนามิ กำไร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27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73326" calcext:value-type="float">
            <text:p>73326</text:p>
          </table:table-cell>
          <table:table-cell office:value-type="string" calcext:value-type="string">
            <text:p>2561/09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มุกดาหาร</text:p>
          </table:table-cell>
          <table:table-cell table:number-columns-repeated="12"/>
          <table:table-cell office:value-type="string" calcext:value-type="string">
            <text:p>J7392075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8060" calcext:value-type="float">
            <text:p>5806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ย ปรีดา พิเคราะห์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4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74839" calcext:value-type="float">
            <text:p>74839</text:p>
          </table:table-cell>
          <table:table-cell office:value-type="string" calcext:value-type="string">
            <text:p>2561/0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12"/>
          <table:table-cell office:value-type="string" calcext:value-type="string">
            <text:p>J744712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7820" calcext:value-type="float">
            <text:p>1378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สงกรานต์ ผลาผล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5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1533" calcext:value-type="float">
            <text:p>71533</text:p>
          </table:table-cell>
          <table:table-cell office:value-type="string" calcext:value-type="string">
            <text:p>2561/09</text:p>
          </table:table-cell>
          <table:table-cell office:value-type="float" office:value="5609" calcext:value-type="float">
            <text:p>5609</text:p>
          </table:table-cell>
          <table:table-cell office:value-type="string" calcext:value-type="string">
            <text:p>พะเยา</text:p>
          </table:table-cell>
          <table:table-cell table:number-columns-repeated="6"/>
          <table:table-cell office:value-type="float" office:value="5710538" calcext:value-type="float">
            <text:p>5710538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นางกัลยา พินิจ</text:p>
          </table:table-cell>
          <table:table-cell table:number-columns-repeated="3"/>
          <table:table-cell office:value-type="float" office:value="1330499" calcext:value-type="float">
            <text:p>1330499</text:p>
          </table:table-cell>
          <table:table-cell office:value-type="string" calcext:value-type="string">
            <text:p>สามัญ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06-06" calcext:value-type="date">
            <text:p>2016-06-06</text:p>
          </table:table-cell>
          <table:table-cell office:value-type="string" calcext:value-type="string">
            <text:p>ด.ช. วรัญญู พินิจ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7-03T14:16:2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05-06-2561</text:p>
          </table:table-cell>
          <table:table-cell table:number-columns-repeated="3"/>
        </table:table-row>
        <table:table-row table:style-name="ro1">
          <table:table-cell office:value-type="float" office:value="71867" calcext:value-type="float">
            <text:p>71867</text:p>
          </table:table-cell>
          <table:table-cell office:value-type="string" calcext:value-type="string">
            <text:p>2561/09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ปราณบุรี</text:p>
          </table:table-cell>
          <table:table-cell table:number-columns-repeated="12"/>
          <table:table-cell office:value-type="string" calcext:value-type="string">
            <text:p>J745167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18240" calcext:value-type="float">
            <text:p>11824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นาย ประภากร แสงสว่า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2026" calcext:value-type="float">
            <text:p>72026</text:p>
          </table:table-cell>
          <table:table-cell office:value-type="string" calcext:value-type="string">
            <text:p>2561/09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ปาย</text:p>
          </table:table-cell>
          <table:table-cell table:number-columns-repeated="12"/>
          <table:table-cell office:value-type="string" calcext:value-type="string">
            <text:p>J743677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16970" calcext:value-type="float">
            <text:p>1169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อธิป 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3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4194" calcext:value-type="float">
            <text:p>74194</text:p>
          </table:table-cell>
          <table:table-cell office:value-type="string" calcext:value-type="string">
            <text:p>2561/05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12"/>
          <table:table-cell office:value-type="string" calcext:value-type="string">
            <text:p>J744712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7820" calcext:value-type="float">
            <text:p>13782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ด.ช. สงกรานต์ ผลาผล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06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4725" calcext:value-type="float">
            <text:p>74725</text:p>
          </table:table-cell>
          <table:table-cell office:value-type="string" calcext:value-type="string">
            <text:p>2561/0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สกลนคร</text:p>
          </table:table-cell>
          <table:table-cell table:number-columns-repeated="6"/>
          <table:table-cell office:value-type="float" office:value="4501591" calcext:value-type="float">
            <text:p>4501591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นางบังอร การุญ</text:p>
          </table:table-cell>
          <table:table-cell table:number-columns-repeated="3"/>
          <table:table-cell office:value-type="string" calcext:value-type="string">
            <text:p>J7447166</text:p>
          </table:table-cell>
          <table:table-cell office:value-type="string" calcext:value-type="string">
            <text:p>ปช.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84190" calcext:value-type="float">
            <text:p>18419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2-10" calcext:value-type="date">
            <text:p>2017-02-10</text:p>
          </table:table-cell>
          <table:table-cell office:value-type="string" calcext:value-type="string">
            <text:p>นาง บังอร การุญ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5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460" calcext:value-type="float">
            <text:p>460</text:p>
          </table:table-cell>
          <table:table-cell office:value-type="float" office:value="4501591" calcext:value-type="float">
            <text:p>4501591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นางบังอร การุญ</text:p>
          </table:table-cell>
        </table:table-row>
        <table:table-row table:style-name="ro1">
          <table:table-cell office:value-type="float" office:value="77080" calcext:value-type="float">
            <text:p>77080</text:p>
          </table:table-cell>
          <table:table-cell office:value-type="string" calcext:value-type="string">
            <text:p>2561/09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อ้อมน้อย</text:p>
          </table:table-cell>
          <table:table-cell table:number-columns-repeated="12"/>
          <table:table-cell office:value-type="string" calcext:value-type="string">
            <text:p>J739637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0380" calcext:value-type="float">
            <text:p>1303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9" calcext:value-type="date">
            <text:p>2017-01-09</text:p>
          </table:table-cell>
          <table:table-cell office:value-type="string" calcext:value-type="string">
            <text:p>น.ส. อ่อน มะตูม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27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80072" calcext:value-type="float">
            <text:p>80072</text:p>
          </table:table-cell>
          <table:table-cell office:value-type="string" calcext:value-type="string">
            <text:p>2561/0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ปราจีนบุรี</text:p>
          </table:table-cell>
          <table:table-cell table:number-columns-repeated="12"/>
          <table:table-cell office:value-type="string" calcext:value-type="string">
            <text:p>J7464391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4" calcext:value-type="date">
            <text:p>2017-01-04</text:p>
          </table:table-cell>
          <table:table-cell office:value-type="string" calcext:value-type="string">
            <text:p>นาย ณรงค์ สรรพคุณย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30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78408" calcext:value-type="float">
            <text:p>78408</text:p>
          </table:table-cell>
          <table:table-cell office:value-type="string" calcext:value-type="string">
            <text:p>2561/09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ตะพานหิน</text:p>
          </table:table-cell>
          <table:table-cell table:number-columns-repeated="12"/>
          <table:table-cell office:value-type="float" office:value="1347765" calcext:value-type="float">
            <text:p>1347765</text:p>
          </table:table-cell>
          <table:table-cell office:value-type="string" calcext:value-type="string">
            <text:p>สามัญ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เพื่อนคู่ชีวิต B450 (20/15)</text:p>
          </table:table-cell>
          <table:table-cell office:value-type="date" office:date-value="2016-12-07" calcext:value-type="date">
            <text:p>2016-12-07</text:p>
          </table:table-cell>
          <table:table-cell office:value-type="string" calcext:value-type="string">
            <text:p>นาย สมบัติ วุฒิ</text:p>
          </table:table-cell>
          <table:table-cell office:value-type="float" office:value="191" calcext:value-type="float">
            <text:p>191</text:p>
          </table:table-cell>
          <table:table-cell office:value-type="date" office:date-value="2018-07-03T14:16:29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06-12-2560</text:p>
          </table:table-cell>
          <table:table-cell table:number-columns-repeated="3"/>
        </table:table-row>
        <table:table-row table:style-name="ro1">
          <table:table-cell office:value-type="float" office:value="78435" calcext:value-type="float">
            <text:p>78435</text:p>
          </table:table-cell>
          <table:table-cell office:value-type="string" calcext:value-type="string">
            <text:p>2561/09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ตะพานหิน</text:p>
          </table:table-cell>
          <table:table-cell table:number-columns-repeated="6"/>
          <table:table-cell office:value-type="float" office:value="5900689" calcext:value-type="float">
            <text:p>5900689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นายเชิด ท้าวทอง</text:p>
          </table:table-cell>
          <table:table-cell table:number-columns-repeated="3"/>
          <table:table-cell office:value-type="string" calcext:value-type="string">
            <text:p>J7436958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09-20" calcext:value-type="date">
            <text:p>2016-09-20</text:p>
          </table:table-cell>
          <table:table-cell office:value-type="string" calcext:value-type="string">
            <text:p>นาง ระเบียบ ท้าวทอง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6:29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2179" calcext:value-type="float">
            <text:p>82179</text:p>
          </table:table-cell>
          <table:table-cell office:value-type="string" calcext:value-type="string">
            <text:p>2561/0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float" office:value="1363485" calcext:value-type="float">
            <text:p>1363485</text:p>
          </table:table-cell>
          <table:table-cell office:value-type="string" calcext:value-type="string">
            <text:p>สามัญ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ไทยสมุทรพูนผล (15/9)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นาง อังคณา ศักดา</text:p>
          </table:table-cell>
          <table:table-cell office:value-type="float" office:value="193" calcext:value-type="float">
            <text:p>193</text:p>
          </table:table-cell>
          <table:table-cell office:value-type="date" office:date-value="2018-07-03T14:16:3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string" calcext:value-type="string">
            <text:p>19-05-2561</text:p>
          </table:table-cell>
          <table:table-cell table:number-columns-repeated="3"/>
        </table:table-row>
        <table:table-row table:style-name="ro1">
          <table:table-cell office:value-type="float" office:value="82195" calcext:value-type="float">
            <text:p>82195</text:p>
          </table:table-cell>
          <table:table-cell office:value-type="string" calcext:value-type="string">
            <text:p>2561/0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3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87480" calcext:value-type="float">
            <text:p>18748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ประภัสสร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6:3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float" office:value="82196" calcext:value-type="float">
            <text:p>82196</text:p>
          </table:table-cell>
          <table:table-cell office:value-type="string" calcext:value-type="string">
            <text:p>2561/0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อุทัยธานี</text:p>
          </table:table-cell>
          <table:table-cell table:number-columns-repeated="3"/>
          <table:table-cell office:value-type="float" office:value="5711154" calcext:value-type="float">
            <text:p>5711154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นายสมภพ ศักดา</text:p>
          </table:table-cell>
          <table:table-cell office:value-type="float" office:value="5711154" calcext:value-type="float">
            <text:p>5711154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นายสมภพ ศักดา</text:p>
          </table:table-cell>
          <table:table-cell table:number-columns-repeated="3"/>
          <table:table-cell office:value-type="string" calcext:value-type="string">
            <text:p>J7406124</text:p>
          </table:table-cell>
          <table:table-cell office:value-type="string" calcext:value-type="string">
            <text:p>ปช.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น.ส. ดาวเรือง ศักดา</text:p>
          </table:table-cell>
          <table:table-cell office:value-type="float" office:value="122" calcext:value-type="float">
            <text:p>122</text:p>
          </table:table-cell>
          <table:table-cell office:value-type="date" office:date-value="2018-07-03T14:16:32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93453" calcext:value-type="float">
            <text:p>93453</text:p>
          </table:table-cell>
          <table:table-cell office:value-type="string" calcext:value-type="string">
            <text:p>2561/0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ฉะเชิงเทรา</text:p>
          </table:table-cell>
          <table:table-cell table:number-columns-repeated="12"/>
          <table:table-cell office:value-type="string" calcext:value-type="string">
            <text:p>J7439682</text:p>
          </table:table-cell>
          <table:table-cell office:value-type="string" calcext:value-type="string">
            <text:p>ปช.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81320" calcext:value-type="float">
            <text:p>81320</text:p>
          </table:table-cell>
          <table:table-cell office:value-type="string" calcext:value-type="string">
            <text:p>เบี้ยขาด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9" calcext:value-type="date">
            <text:p>2017-01-19</text:p>
          </table:table-cell>
          <table:table-cell office:value-type="string" calcext:value-type="string">
            <text:p>น.ส. เบญจวรรณ รุ่งเรือง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2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3471" calcext:value-type="float">
            <text:p>93471</text:p>
          </table:table-cell>
          <table:table-cell office:value-type="string" calcext:value-type="string">
            <text:p>2561/0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ฉะเชิงเทรา</text:p>
          </table:table-cell>
          <table:table-cell table:number-columns-repeated="12"/>
          <table:table-cell office:value-type="string" calcext:value-type="string">
            <text:p>J7439672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10200" calcext:value-type="float">
            <text:p>11020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ด.ช. ภาคภูมิ ศิล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4-11T10:13:23" calcext:value-type="date">
            <text:p>04/11/18 10:13 A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411_1013_32197.csv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52722452" calcext:value-type="float">
            <text:p>52722452</text:p>
          </table:table-cell>
          <table:table-cell office:value-type="date" office:date-value="2018-04-11T10:16:19" calcext:value-type="date">
            <text:p>04/11/18 10:16 AM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86436" calcext:value-type="float">
            <text:p>86436</text:p>
          </table:table-cell>
          <table:table-cell office:value-type="string" calcext:value-type="string">
            <text:p>2561/0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สระแก้ว</text:p>
          </table:table-cell>
          <table:table-cell table:number-columns-repeated="12"/>
          <table:table-cell office:value-type="string" calcext:value-type="string">
            <text:p>J7424640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790" calcext:value-type="float">
            <text:p>6079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16" calcext:value-type="date">
            <text:p>2017-01-16</text:p>
          </table:table-cell>
          <table:table-cell office:value-type="string" calcext:value-type="string">
            <text:p>นาย สำอาง จินดามณี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35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86439" calcext:value-type="float">
            <text:p>86439</text:p>
          </table:table-cell>
          <table:table-cell office:value-type="string" calcext:value-type="string">
            <text:p>2561/0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สระแก้ว</text:p>
          </table:table-cell>
          <table:table-cell table:number-columns-repeated="12"/>
          <table:table-cell office:value-type="string" calcext:value-type="string">
            <text:p>J7424627</text:p>
          </table:table-cell>
          <table:table-cell office:value-type="string" calcext:value-type="string">
            <text:p>ปช.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0670" calcext:value-type="float">
            <text:p>190670</text:p>
          </table:table-cell>
          <table:table-cell office:value-type="string" calcext:value-type="string">
            <text:p>เบี้ยมีผล</text:p>
          </table:table-cell>
          <table:table-cell office:value-type="string" calcext:value-type="string">
            <text:p>คุ้มทวี (20/15)</text:p>
          </table:table-cell>
          <table:table-cell office:value-type="date" office:date-value="2017-01-05" calcext:value-type="date">
            <text:p>2017-01-05</text:p>
          </table:table-cell>
          <table:table-cell office:value-type="string" calcext:value-type="string">
            <text:p>นาย พัฒนา ลือชา</text:p>
          </table:table-cell>
          <table:table-cell office:value-type="float" office:value="132" calcext:value-type="float">
            <text:p>132</text:p>
          </table:table-cell>
          <table:table-cell office:value-type="date" office:date-value="2018-07-03T14:16:35" calcext:value-type="date">
            <text:p>07/03/18 02:16 PM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persistency_detail_20180703_1416_12427.csv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3620186" calcext:value-type="float">
            <text:p>53620186</text:p>
          </table:table-cell>
          <table:table-cell office:value-type="date" office:date-value="2018-07-03T14:21:23" calcext:value-type="date">
            <text:p>07/03/18 02:21 PM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14:57.797000000</meta:creation-date>
    <dc:date>2020-03-09T13:15:30.707000000</dc:date>
    <meta:editing-duration>PT33S</meta:editing-duration>
    <meta:editing-cycles>1</meta:editing-cycles>
    <meta:document-statistic meta:table-count="1" meta:cell-count="4772" meta:object-count="0"/>
    <meta:generator>LibreOffice/6.3.4.2$Windows_X86_64 LibreOffice_project/60da17e045e08f1793c57c00ba83cdfce946d0aa</meta:generator>
  </office:meta>
</office:document-meta>
</file>